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表格324" style:family="table">
      <style:table-properties style:width="19.006cm" table:align="margins" style:writing-mode="lr-tb"/>
    </style:style>
    <style:style style:name="表格324.A" style:family="table-column">
      <style:table-column-properties style:column-width="19.006cm" style:rel-column-width="65535*"/>
    </style:style>
    <style:style style:name="表格324.A1" style:family="table-cell">
      <style:table-cell-properties fo:background-color="#e6e6ff" fo:padding="0.097cm" fo:border="0.002cm solid #ffffff">
        <style:background-image/>
      </style:table-cell-properties>
    </style:style>
    <style:style style:name="表格325" style:family="table">
      <style:table-properties style:width="19.006cm" table:align="margins" style:writing-mode="lr-tb"/>
    </style:style>
    <style:style style:name="表格325.A" style:family="table-column">
      <style:table-column-properties style:column-width="19.006cm" style:rel-column-width="65535*"/>
    </style:style>
    <style:style style:name="表格325.A1" style:family="table-cell">
      <style:table-cell-properties fo:background-color="#e6e6ff" fo:padding="0.097cm" fo:border="0.002cm solid #ffffff">
        <style:background-image/>
      </style:table-cell-properties>
    </style:style>
    <style:style style:name="表格326" style:family="table">
      <style:table-properties style:width="19.006cm" table:align="margins" style:writing-mode="lr-tb"/>
    </style:style>
    <style:style style:name="表格326.A" style:family="table-column">
      <style:table-column-properties style:column-width="19.006cm" style:rel-column-width="65535*"/>
    </style:style>
    <style:style style:name="表格326.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87" style:family="table">
      <style:table-properties style:width="18.927cm" table:align="margins" style:shadow="#808080 0.079cm 0.079cm" style:writing-mode="lr-tb"/>
    </style:style>
    <style:style style:name="表格287.A" style:family="table-column">
      <style:table-column-properties style:column-width="4.904cm" style:rel-column-width="16981*"/>
    </style:style>
    <style:style style:name="表格287.B" style:family="table-column">
      <style:table-column-properties style:column-width="14.023cm" style:rel-column-width="48554*"/>
    </style:style>
    <style:style style:name="表格28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87.B1" style:family="table-cell">
      <style:table-cell-properties fo:background-color="#e6e6ff" fo:padding="0.097cm" fo:border="0.002cm solid #ffffff">
        <style:background-image/>
      </style:table-cell-properties>
    </style:style>
    <style:style style:name="表格287.A2" style:family="table-cell">
      <style:table-cell-properties fo:background-color="#e6e6ff" fo:padding="0.097cm" fo:border-left="0.002cm solid #ffffff" fo:border-right="none" fo:border-top="none" fo:border-bottom="0.002cm solid #ffffff">
        <style:background-image/>
      </style:table-cell-properties>
    </style:style>
    <style:style style:name="表格28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88" style:family="table">
      <style:table-properties style:width="19.006cm" table:align="margins" style:writing-mode="lr-tb"/>
    </style:style>
    <style:style style:name="表格288.A" style:family="table-column">
      <style:table-column-properties style:column-width="19.006cm" style:rel-column-width="65535*"/>
    </style:style>
    <style:style style:name="表格288.A1" style:family="table-cell">
      <style:table-cell-properties fo:background-color="#e6e6ff" fo:padding="0.097cm" fo:border="0.002cm solid #ffffff">
        <style:background-image/>
      </style:table-cell-properties>
    </style:style>
    <style:style style:name="表格289" style:family="table">
      <style:table-properties style:width="19.006cm" table:align="margins" style:writing-mode="lr-tb"/>
    </style:style>
    <style:style style:name="表格289.A" style:family="table-column">
      <style:table-column-properties style:column-width="19.006cm" style:rel-column-width="65535*"/>
    </style:style>
    <style:style style:name="表格289.A1" style:family="table-cell">
      <style:table-cell-properties fo:background-color="#e6e6ff" fo:padding="0.097cm" fo:border="0.002cm solid #ffffff">
        <style:background-image/>
      </style:table-cell-properties>
    </style:style>
    <style:style style:name="表格290" style:family="table">
      <style:table-properties style:width="19.006cm" table:align="margins" style:writing-mode="lr-tb"/>
    </style:style>
    <style:style style:name="表格290.A" style:family="table-column">
      <style:table-column-properties style:column-width="19.006cm" style:rel-column-width="65535*"/>
    </style:style>
    <style:style style:name="表格290.A1" style:family="table-cell">
      <style:table-cell-properties fo:background-color="#e6e6ff" fo:padding="0.097cm" fo:border="0.002cm solid #ffffff">
        <style:background-image/>
      </style:table-cell-properties>
    </style:style>
    <style:style style:name="表格292" style:family="table">
      <style:table-properties style:width="19.006cm" table:align="margins" style:writing-mode="lr-tb"/>
    </style:style>
    <style:style style:name="表格292.A" style:family="table-column">
      <style:table-column-properties style:column-width="19.006cm" style:rel-column-width="65535*"/>
    </style:style>
    <style:style style:name="表格292.A1" style:family="table-cell">
      <style:table-cell-properties fo:background-color="#e6e6ff" fo:padding="0.097cm" fo:border="0.002cm solid #ffffff">
        <style:background-image/>
      </style:table-cell-properties>
    </style:style>
    <style:style style:name="表格293" style:family="table">
      <style:table-properties style:width="19.006cm" table:align="margins" style:writing-mode="lr-tb"/>
    </style:style>
    <style:style style:name="表格293.A" style:family="table-column">
      <style:table-column-properties style:column-width="19.006cm" style:rel-column-width="65535*"/>
    </style:style>
    <style:style style:name="表格293.A1" style:family="table-cell">
      <style:table-cell-properties fo:background-color="#e6e6ff" fo:padding="0.097cm" fo:border="0.002cm solid #ffffff">
        <style:background-image/>
      </style:table-cell-properties>
    </style:style>
    <style:style style:name="表格291" style:family="table">
      <style:table-properties style:width="19.006cm" table:align="margins" style:writing-mode="lr-tb"/>
    </style:style>
    <style:style style:name="表格291.A" style:family="table-column">
      <style:table-column-properties style:column-width="19.006cm" style:rel-column-width="65535*"/>
    </style:style>
    <style:style style:name="表格291.A1" style:family="table-cell">
      <style:table-cell-properties fo:background-color="#e6e6ff" fo:padding="0.097cm" fo:border="0.002cm solid #ffffff">
        <style:background-image/>
      </style:table-cell-properties>
    </style:style>
    <style:style style:name="表格294" style:family="table">
      <style:table-properties style:width="19.006cm" table:align="margins" style:writing-mode="lr-tb"/>
    </style:style>
    <style:style style:name="表格294.A" style:family="table-column">
      <style:table-column-properties style:column-width="19.006cm" style:rel-column-width="65535*"/>
    </style:style>
    <style:style style:name="表格294.A1" style:family="table-cell">
      <style:table-cell-properties fo:background-color="#e6e6ff" fo:padding="0.097cm" fo:border="0.002cm solid #ffffff">
        <style:background-image/>
      </style:table-cell-properties>
    </style:style>
    <style:style style:name="表格295" style:family="table">
      <style:table-properties style:width="19.006cm" table:align="margins" style:writing-mode="lr-tb"/>
    </style:style>
    <style:style style:name="表格295.A" style:family="table-column">
      <style:table-column-properties style:column-width="19.006cm" style:rel-column-width="65535*"/>
    </style:style>
    <style:style style:name="表格295.A1" style:family="table-cell">
      <style:table-cell-properties fo:background-color="#e6e6ff" fo:padding="0.097cm" fo:border="0.002cm solid #ffffff">
        <style:background-image/>
      </style:table-cell-properties>
    </style:style>
    <style:style style:name="表格296" style:family="table">
      <style:table-properties style:width="19.006cm" table:align="margins" style:writing-mode="lr-tb"/>
    </style:style>
    <style:style style:name="表格296.A" style:family="table-column">
      <style:table-column-properties style:column-width="19.006cm" style:rel-column-width="65535*"/>
    </style:style>
    <style:style style:name="表格296.A1" style:family="table-cell">
      <style:table-cell-properties fo:background-color="#e6e6ff" fo:padding="0.097cm" fo:border="0.002cm solid #ffffff">
        <style:background-image/>
      </style:table-cell-properties>
    </style:style>
    <style:style style:name="表格297" style:family="table">
      <style:table-properties style:width="19.006cm" table:align="margins" style:writing-mode="lr-tb"/>
    </style:style>
    <style:style style:name="表格297.A" style:family="table-column">
      <style:table-column-properties style:column-width="19.006cm" style:rel-column-width="65535*"/>
    </style:style>
    <style:style style:name="表格297.A1" style:family="table-cell">
      <style:table-cell-properties fo:background-color="#e6e6ff" fo:padding="0.097cm" fo:border="0.002cm solid #ffffff">
        <style:background-image/>
      </style:table-cell-properties>
    </style:style>
    <style:style style:name="表格298" style:family="table">
      <style:table-properties style:width="19.006cm" table:align="margins" style:writing-mode="lr-tb"/>
    </style:style>
    <style:style style:name="表格298.A" style:family="table-column">
      <style:table-column-properties style:column-width="19.006cm" style:rel-column-width="65535*"/>
    </style:style>
    <style:style style:name="表格298.A1" style:family="table-cell">
      <style:table-cell-properties fo:background-color="#e6e6ff" fo:padding="0.097cm" fo:border="0.002cm solid #ffffff">
        <style:background-image/>
      </style:table-cell-properties>
    </style:style>
    <style:style style:name="表格299" style:family="table">
      <style:table-properties style:width="19.006cm" table:align="margins" style:writing-mode="lr-tb"/>
    </style:style>
    <style:style style:name="表格299.A" style:family="table-column">
      <style:table-column-properties style:column-width="19.006cm" style:rel-column-width="65535*"/>
    </style:style>
    <style:style style:name="表格299.A1" style:family="table-cell">
      <style:table-cell-properties fo:background-color="#e6e6ff" fo:padding="0.097cm" fo:border="0.002cm solid #ffffff">
        <style:background-image/>
      </style:table-cell-properties>
    </style:style>
    <style:style style:name="表格300" style:family="table">
      <style:table-properties style:width="19.006cm" table:align="margins" style:writing-mode="lr-tb"/>
    </style:style>
    <style:style style:name="表格300.A" style:family="table-column">
      <style:table-column-properties style:column-width="19.006cm" style:rel-column-width="65535*"/>
    </style:style>
    <style:style style:name="表格300.A1" style:family="table-cell">
      <style:table-cell-properties fo:background-color="#e6e6ff" fo:padding="0.097cm" fo:border="0.002cm solid #ffffff">
        <style:background-image/>
      </style:table-cell-properties>
    </style:style>
    <style:style style:name="表格301" style:family="table">
      <style:table-properties style:width="19.006cm" table:align="margins" style:writing-mode="lr-tb"/>
    </style:style>
    <style:style style:name="表格301.A" style:family="table-column">
      <style:table-column-properties style:column-width="19.006cm" style:rel-column-width="65535*"/>
    </style:style>
    <style:style style:name="表格301.A1" style:family="table-cell">
      <style:table-cell-properties fo:background-color="#e6e6ff" fo:padding="0.097cm" fo:border="0.002cm solid #ffffff">
        <style:background-image/>
      </style:table-cell-properties>
    </style:style>
    <style:style style:name="表格302" style:family="table">
      <style:table-properties style:width="19.006cm" table:align="margins" style:writing-mode="lr-tb"/>
    </style:style>
    <style:style style:name="表格302.A" style:family="table-column">
      <style:table-column-properties style:column-width="19.006cm" style:rel-column-width="65535*"/>
    </style:style>
    <style:style style:name="表格302.A1" style:family="table-cell">
      <style:table-cell-properties fo:background-color="#e6e6ff" fo:padding="0.097cm" fo:border="0.002cm solid #ffffff">
        <style:background-image/>
      </style:table-cell-properties>
    </style:style>
    <style:style style:name="表格303" style:family="table">
      <style:table-properties style:width="19.006cm" table:align="margins" style:writing-mode="lr-tb"/>
    </style:style>
    <style:style style:name="表格303.A" style:family="table-column">
      <style:table-column-properties style:column-width="19.006cm" style:rel-column-width="65535*"/>
    </style:style>
    <style:style style:name="表格303.A1" style:family="table-cell">
      <style:table-cell-properties fo:background-color="#e6e6ff" fo:padding="0.097cm" fo:border="0.002cm solid #ffffff">
        <style:background-image/>
      </style:table-cell-properties>
    </style:style>
    <style:style style:name="表格304" style:family="table">
      <style:table-properties style:width="19.006cm" table:align="margins" style:writing-mode="lr-tb"/>
    </style:style>
    <style:style style:name="表格304.A" style:family="table-column">
      <style:table-column-properties style:column-width="19.006cm" style:rel-column-width="65535*"/>
    </style:style>
    <style:style style:name="表格304.A1" style:family="table-cell">
      <style:table-cell-properties fo:background-color="#e6e6ff" fo:padding="0.097cm" fo:border="0.002cm solid #ffffff">
        <style:background-image/>
      </style:table-cell-properties>
    </style:style>
    <style:style style:name="表格305" style:family="table">
      <style:table-properties style:width="19.006cm" table:align="margins" style:writing-mode="lr-tb"/>
    </style:style>
    <style:style style:name="表格305.A" style:family="table-column">
      <style:table-column-properties style:column-width="19.006cm" style:rel-column-width="65535*"/>
    </style:style>
    <style:style style:name="表格305.A1" style:family="table-cell">
      <style:table-cell-properties fo:background-color="#e6e6ff" fo:padding="0.097cm" fo:border="0.002cm solid #ffffff">
        <style:background-image/>
      </style:table-cell-properties>
    </style:style>
    <style:style style:name="表格306" style:family="table">
      <style:table-properties style:width="19.006cm" table:align="margins" style:writing-mode="lr-tb"/>
    </style:style>
    <style:style style:name="表格306.A" style:family="table-column">
      <style:table-column-properties style:column-width="19.006cm" style:rel-column-width="65535*"/>
    </style:style>
    <style:style style:name="表格306.A1" style:family="table-cell">
      <style:table-cell-properties fo:background-color="#e6e6ff" fo:padding="0.097cm" fo:border="0.002cm solid #ffffff">
        <style:background-image/>
      </style:table-cell-properties>
    </style:style>
    <style:style style:name="表格307" style:family="table">
      <style:table-properties style:width="19.006cm" table:align="margins" style:writing-mode="lr-tb"/>
    </style:style>
    <style:style style:name="表格307.A" style:family="table-column">
      <style:table-column-properties style:column-width="19.006cm" style:rel-column-width="65535*"/>
    </style:style>
    <style:style style:name="表格307.A1" style:family="table-cell">
      <style:table-cell-properties fo:background-color="#e6e6ff" fo:padding="0.097cm" fo:border="0.002cm solid #ffffff">
        <style:background-image/>
      </style:table-cell-properties>
    </style:style>
    <style:style style:name="表格308" style:family="table">
      <style:table-properties style:width="19.006cm" table:align="margins" style:writing-mode="lr-tb"/>
    </style:style>
    <style:style style:name="表格308.A" style:family="table-column">
      <style:table-column-properties style:column-width="19.006cm" style:rel-column-width="65535*"/>
    </style:style>
    <style:style style:name="表格308.A1" style:family="table-cell">
      <style:table-cell-properties fo:background-color="#e6e6ff" fo:padding="0.097cm" fo:border="0.002cm solid #ffffff">
        <style:background-image/>
      </style:table-cell-properties>
    </style:style>
    <style:style style:name="表格309" style:family="table">
      <style:table-properties style:width="19.006cm" table:align="margins" style:writing-mode="lr-tb"/>
    </style:style>
    <style:style style:name="表格309.A" style:family="table-column">
      <style:table-column-properties style:column-width="19.006cm" style:rel-column-width="65535*"/>
    </style:style>
    <style:style style:name="表格309.A1" style:family="table-cell">
      <style:table-cell-properties fo:background-color="#e6e6ff" fo:padding="0.097cm" fo:border="0.002cm solid #ffffff">
        <style:background-image/>
      </style:table-cell-properties>
    </style:style>
    <style:style style:name="表格310" style:family="table">
      <style:table-properties style:width="19.006cm" table:align="margins" style:writing-mode="lr-tb"/>
    </style:style>
    <style:style style:name="表格310.A" style:family="table-column">
      <style:table-column-properties style:column-width="19.006cm" style:rel-column-width="65535*"/>
    </style:style>
    <style:style style:name="表格310.A1" style:family="table-cell">
      <style:table-cell-properties fo:background-color="#e6e6ff" fo:padding="0.097cm" fo:border="0.002cm solid #ffffff">
        <style:background-image/>
      </style:table-cell-properties>
    </style:style>
    <style:style style:name="表格311" style:family="table">
      <style:table-properties style:width="19.006cm" table:align="margins" style:writing-mode="lr-tb"/>
    </style:style>
    <style:style style:name="表格311.A" style:family="table-column">
      <style:table-column-properties style:column-width="19.006cm" style:rel-column-width="65535*"/>
    </style:style>
    <style:style style:name="表格311.A1" style:family="table-cell">
      <style:table-cell-properties fo:background-color="#e6e6ff" fo:padding="0.097cm" fo:border="0.002cm solid #ffffff">
        <style:background-image/>
      </style:table-cell-properties>
    </style:style>
    <style:style style:name="表格312" style:family="table">
      <style:table-properties style:width="19.006cm" table:align="margins" style:writing-mode="lr-tb"/>
    </style:style>
    <style:style style:name="表格312.A" style:family="table-column">
      <style:table-column-properties style:column-width="19.006cm" style:rel-column-width="65535*"/>
    </style:style>
    <style:style style:name="表格312.A1" style:family="table-cell">
      <style:table-cell-properties fo:background-color="#e6e6ff" fo:padding="0.097cm" fo:border="0.002cm solid #ffffff">
        <style:background-image/>
      </style:table-cell-properties>
    </style:style>
    <style:style style:name="表格313" style:family="table">
      <style:table-properties style:width="19.006cm" table:align="margins" style:writing-mode="lr-tb"/>
    </style:style>
    <style:style style:name="表格313.A" style:family="table-column">
      <style:table-column-properties style:column-width="19.006cm" style:rel-column-width="65535*"/>
    </style:style>
    <style:style style:name="表格313.A1" style:family="table-cell">
      <style:table-cell-properties fo:background-color="#e6e6ff" fo:padding="0.097cm" fo:border="0.002cm solid #ffffff">
        <style:background-image/>
      </style:table-cell-properties>
    </style:style>
    <style:style style:name="表格314" style:family="table">
      <style:table-properties style:width="19.006cm" table:align="margins" style:writing-mode="lr-tb"/>
    </style:style>
    <style:style style:name="表格314.A" style:family="table-column">
      <style:table-column-properties style:column-width="19.006cm" style:rel-column-width="65535*"/>
    </style:style>
    <style:style style:name="表格314.A1" style:family="table-cell">
      <style:table-cell-properties fo:background-color="#e6e6ff" fo:padding="0.097cm" fo:border="0.002cm solid #ffffff">
        <style:background-image/>
      </style:table-cell-properties>
    </style:style>
    <style:style style:name="表格315" style:family="table">
      <style:table-properties style:width="19.006cm" table:align="margins" style:writing-mode="lr-tb"/>
    </style:style>
    <style:style style:name="表格315.A" style:family="table-column">
      <style:table-column-properties style:column-width="19.006cm" style:rel-column-width="65535*"/>
    </style:style>
    <style:style style:name="表格315.A1" style:family="table-cell">
      <style:table-cell-properties fo:background-color="#e6e6ff" fo:padding="0.097cm" fo:border="0.002cm solid #ffffff">
        <style:background-image/>
      </style:table-cell-properties>
    </style:style>
    <style:style style:name="表格316" style:family="table">
      <style:table-properties style:width="19.006cm" table:align="margins" style:writing-mode="lr-tb"/>
    </style:style>
    <style:style style:name="表格316.A" style:family="table-column">
      <style:table-column-properties style:column-width="19.006cm" style:rel-column-width="65535*"/>
    </style:style>
    <style:style style:name="表格316.A1" style:family="table-cell">
      <style:table-cell-properties fo:background-color="#e6e6ff" fo:padding="0.097cm" fo:border="0.002cm solid #ffffff">
        <style:background-image/>
      </style:table-cell-properties>
    </style:style>
    <style:style style:name="表格317" style:family="table">
      <style:table-properties style:width="19.006cm" table:align="margins" style:writing-mode="lr-tb"/>
    </style:style>
    <style:style style:name="表格317.A" style:family="table-column">
      <style:table-column-properties style:column-width="19.006cm" style:rel-column-width="65535*"/>
    </style:style>
    <style:style style:name="表格317.A1" style:family="table-cell">
      <style:table-cell-properties fo:background-color="#e6e6ff" fo:padding="0.097cm" fo:border="0.002cm solid #ffffff">
        <style:background-image/>
      </style:table-cell-properties>
    </style:style>
    <style:style style:name="表格318" style:family="table">
      <style:table-properties style:width="19.006cm" table:align="margins" style:writing-mode="lr-tb"/>
    </style:style>
    <style:style style:name="表格318.A" style:family="table-column">
      <style:table-column-properties style:column-width="19.006cm" style:rel-column-width="65535*"/>
    </style:style>
    <style:style style:name="表格318.A1" style:family="table-cell">
      <style:table-cell-properties fo:background-color="#e6e6ff" fo:padding="0.097cm" fo:border="0.002cm solid #ffffff">
        <style:background-image/>
      </style:table-cell-properties>
    </style:style>
    <style:style style:name="表格319" style:family="table">
      <style:table-properties style:width="19.006cm" table:align="margins" style:writing-mode="lr-tb"/>
    </style:style>
    <style:style style:name="表格319.A" style:family="table-column">
      <style:table-column-properties style:column-width="19.006cm" style:rel-column-width="65535*"/>
    </style:style>
    <style:style style:name="表格319.A1" style:family="table-cell">
      <style:table-cell-properties fo:background-color="#e6e6ff" fo:padding="0.097cm" fo:border="0.002cm solid #ffffff">
        <style:background-image/>
      </style:table-cell-properties>
    </style:style>
    <style:style style:name="表格320" style:family="table">
      <style:table-properties style:width="19.006cm" table:align="margins" style:writing-mode="lr-tb"/>
    </style:style>
    <style:style style:name="表格320.A" style:family="table-column">
      <style:table-column-properties style:column-width="19.006cm" style:rel-column-width="65535*"/>
    </style:style>
    <style:style style:name="表格320.A1" style:family="table-cell">
      <style:table-cell-properties fo:background-color="#e6e6ff" fo:padding="0.097cm" fo:border="0.002cm solid #ffffff">
        <style:background-image/>
      </style:table-cell-properties>
    </style:style>
    <style:style style:name="表格278" style:family="table">
      <style:table-properties style:width="18.927cm" table:align="margins" style:shadow="#808080 0.079cm 0.079cm" style:writing-mode="lr-tb"/>
    </style:style>
    <style:style style:name="表格278.A" style:family="table-column">
      <style:table-column-properties style:column-width="4.904cm" style:rel-column-width="16981*"/>
    </style:style>
    <style:style style:name="表格278.B" style:family="table-column">
      <style:table-column-properties style:column-width="14.023cm" style:rel-column-width="48554*"/>
    </style:style>
    <style:style style:name="表格2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8.B1" style:family="table-cell">
      <style:table-cell-properties fo:background-color="#e6e6ff" fo:padding="0.097cm" fo:border="0.002cm solid #ffffff">
        <style:background-image/>
      </style:table-cell-properties>
    </style:style>
    <style:style style:name="表格278.A2" style:family="table-cell">
      <style:table-cell-properties fo:background-color="#e6e6ff" fo:padding="0.097cm" fo:border-left="0.002cm solid #ffffff" fo:border-right="none" fo:border-top="none" fo:border-bottom="0.002cm solid #ffffff">
        <style:background-image/>
      </style:table-cell-properties>
    </style:style>
    <style:style style:name="表格2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9" style:family="table">
      <style:table-properties style:width="19.006cm" table:align="margins" style:writing-mode="lr-tb"/>
    </style:style>
    <style:style style:name="表格279.A" style:family="table-column">
      <style:table-column-properties style:column-width="19.006cm" style:rel-column-width="65535*"/>
    </style:style>
    <style:style style:name="表格279.A1" style:family="table-cell">
      <style:table-cell-properties fo:background-color="#e6e6ff" fo:padding="0.097cm" fo:border="0.002cm solid #ffffff">
        <style:background-image/>
      </style:table-cell-properties>
    </style:style>
    <style:style style:name="表格280" style:family="table">
      <style:table-properties style:width="19.006cm" table:align="margins" style:writing-mode="lr-tb"/>
    </style:style>
    <style:style style:name="表格280.A" style:family="table-column">
      <style:table-column-properties style:column-width="19.006cm" style:rel-column-width="65535*"/>
    </style:style>
    <style:style style:name="表格280.A1" style:family="table-cell">
      <style:table-cell-properties fo:background-color="#e6e6ff" fo:padding="0.097cm" fo:border="0.002cm solid #ffffff">
        <style:background-image/>
      </style:table-cell-properties>
    </style:style>
    <style:style style:name="表格281" style:family="table">
      <style:table-properties style:width="19.006cm" table:align="margins" style:writing-mode="lr-tb"/>
    </style:style>
    <style:style style:name="表格281.A" style:family="table-column">
      <style:table-column-properties style:column-width="19.006cm" style:rel-column-width="65535*"/>
    </style:style>
    <style:style style:name="表格281.A1" style:family="table-cell">
      <style:table-cell-properties fo:background-color="#e6e6ff" fo:padding="0.097cm" fo:border="0.002cm solid #ffffff">
        <style:background-image/>
      </style:table-cell-properties>
    </style:style>
    <style:style style:name="表格282" style:family="table">
      <style:table-properties style:width="19.006cm" table:align="margins" style:writing-mode="lr-tb"/>
    </style:style>
    <style:style style:name="表格282.A" style:family="table-column">
      <style:table-column-properties style:column-width="19.006cm" style:rel-column-width="65535*"/>
    </style:style>
    <style:style style:name="表格282.A1" style:family="table-cell">
      <style:table-cell-properties fo:background-color="#e6e6ff" fo:padding="0.097cm" fo:border="0.002cm solid #ffffff">
        <style:background-image/>
      </style:table-cell-properties>
    </style:style>
    <style:style style:name="表格283" style:family="table">
      <style:table-properties style:width="19.006cm" table:align="margins" style:writing-mode="lr-tb"/>
    </style:style>
    <style:style style:name="表格283.A" style:family="table-column">
      <style:table-column-properties style:column-width="19.006cm" style:rel-column-width="65535*"/>
    </style:style>
    <style:style style:name="表格283.A1" style:family="table-cell">
      <style:table-cell-properties fo:background-color="#e6e6ff" fo:padding="0.097cm" fo:border="0.002cm solid #ffffff">
        <style:background-image/>
      </style:table-cell-properties>
    </style:style>
    <style:style style:name="表格284" style:family="table">
      <style:table-properties style:width="19.006cm" table:align="margins" style:writing-mode="lr-tb"/>
    </style:style>
    <style:style style:name="表格284.A" style:family="table-column">
      <style:table-column-properties style:column-width="19.006cm" style:rel-column-width="65535*"/>
    </style:style>
    <style:style style:name="表格284.A1" style:family="table-cell">
      <style:table-cell-properties fo:background-color="#e6e6ff" fo:padding="0.097cm" fo:border="0.002cm solid #ffffff">
        <style:background-image/>
      </style:table-cell-properties>
    </style:style>
    <style:style style:name="表格285" style:family="table">
      <style:table-properties style:width="19.006cm" table:align="margins" style:writing-mode="lr-tb"/>
    </style:style>
    <style:style style:name="表格285.A" style:family="table-column">
      <style:table-column-properties style:column-width="19.006cm" style:rel-column-width="65535*"/>
    </style:style>
    <style:style style:name="表格285.A1" style:family="table-cell">
      <style:table-cell-properties fo:background-color="#e6e6ff" fo:padding="0.097cm" fo:border="0.002cm solid #ffffff">
        <style:background-image/>
      </style:table-cell-properties>
    </style:style>
    <style:style style:name="表格286" style:family="table">
      <style:table-properties style:width="19.006cm" table:align="margins" style:writing-mode="lr-tb"/>
    </style:style>
    <style:style style:name="表格286.A" style:family="table-column">
      <style:table-column-properties style:column-width="19.006cm" style:rel-column-width="65535*"/>
    </style:style>
    <style:style style:name="表格286.A1" style:family="table-cell">
      <style:table-cell-properties fo:background-color="#e6e6ff" fo:padding="0.097cm" fo:border="0.002cm solid #ffffff">
        <style:background-image/>
      </style:table-cell-properties>
    </style:style>
    <style:style style:name="表格275" style:family="table">
      <style:table-properties style:width="18.927cm" table:align="margins" style:shadow="#808080 0.079cm 0.079cm" style:writing-mode="lr-tb"/>
    </style:style>
    <style:style style:name="表格275.A" style:family="table-column">
      <style:table-column-properties style:column-width="6.777cm" style:rel-column-width="23464*"/>
    </style:style>
    <style:style style:name="表格275.B" style:family="table-column">
      <style:table-column-properties style:column-width="12.15cm" style:rel-column-width="42071*"/>
    </style:style>
    <style:style style:name="表格27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5.B1" style:family="table-cell">
      <style:table-cell-properties fo:background-color="#e6e6ff" fo:padding="0.097cm" fo:border="0.002cm solid #ffffff">
        <style:background-image/>
      </style:table-cell-properties>
    </style:style>
    <style:style style:name="表格275.A2" style:family="table-cell">
      <style:table-cell-properties fo:background-color="#e6e6ff" fo:padding="0.097cm" fo:border-left="0.002cm solid #ffffff" fo:border-right="none" fo:border-top="none" fo:border-bottom="0.002cm solid #ffffff">
        <style:background-image/>
      </style:table-cell-properties>
    </style:style>
    <style:style style:name="表格27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6" style:family="table">
      <style:table-properties style:width="19.006cm" table:align="margins" style:writing-mode="lr-tb"/>
    </style:style>
    <style:style style:name="表格276.A" style:family="table-column">
      <style:table-column-properties style:column-width="19.006cm" style:rel-column-width="65535*"/>
    </style:style>
    <style:style style:name="表格276.A1" style:family="table-cell">
      <style:table-cell-properties fo:background-color="#e6e6ff" fo:padding="0.097cm" fo:border="0.002cm solid #ffffff">
        <style:background-image/>
      </style:table-cell-properties>
    </style:style>
    <style:style style:name="表格277" style:family="table">
      <style:table-properties style:width="19.006cm" table:align="margins" style:writing-mode="lr-tb"/>
    </style:style>
    <style:style style:name="表格277.A" style:family="table-column">
      <style:table-column-properties style:column-width="19.006cm" style:rel-column-width="65535*"/>
    </style:style>
    <style:style style:name="表格277.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表格321" style:family="table">
      <style:table-properties style:width="19.006cm" table:align="margins" style:writing-mode="lr-tb"/>
    </style:style>
    <style:style style:name="表格321.A" style:family="table-column">
      <style:table-column-properties style:column-width="19.006cm" style:rel-column-width="65535*"/>
    </style:style>
    <style:style style:name="表格321.A1" style:family="table-cell">
      <style:table-cell-properties fo:background-color="#e6e6ff" fo:padding="0.097cm" fo:border="0.002cm solid #ffffff">
        <style:background-image/>
      </style:table-cell-properties>
    </style:style>
    <style:style style:name="表格322" style:family="table">
      <style:table-properties style:width="19.006cm" table:align="margins" style:writing-mode="lr-tb"/>
    </style:style>
    <style:style style:name="表格322.A" style:family="table-column">
      <style:table-column-properties style:column-width="19.006cm" style:rel-column-width="65535*"/>
    </style:style>
    <style:style style:name="表格322.A1" style:family="table-cell">
      <style:table-cell-properties fo:background-color="#e6e6ff" fo:padding="0.097cm" fo:border="0.002cm solid #ffffff">
        <style:background-image/>
      </style:table-cell-properties>
    </style:style>
    <style:style style:name="表格329" style:family="table">
      <style:table-properties style:width="18.927cm" table:align="margins" style:shadow="#808080 0.079cm 0.079cm" style:writing-mode="lr-tb"/>
    </style:style>
    <style:style style:name="表格329.A" style:family="table-column">
      <style:table-column-properties style:column-width="5.983cm" style:rel-column-width="20715*"/>
    </style:style>
    <style:style style:name="表格329.B" style:family="table-column">
      <style:table-column-properties style:column-width="12.943cm" style:rel-column-width="44820*"/>
    </style:style>
    <style:style style:name="表格32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9.B1" style:family="table-cell">
      <style:table-cell-properties fo:background-color="#e6e6ff" fo:padding="0.097cm" fo:border="0.002cm solid #ffffff">
        <style:background-image/>
      </style:table-cell-properties>
    </style:style>
    <style:style style:name="表格329.A2" style:family="table-cell">
      <style:table-cell-properties fo:background-color="#e6e6ff" fo:padding="0.097cm" fo:border-left="0.002cm solid #ffffff" fo:border-right="none" fo:border-top="none" fo:border-bottom="0.002cm solid #ffffff">
        <style:background-image/>
      </style:table-cell-properties>
    </style:style>
    <style:style style:name="表格32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30" style:family="table">
      <style:table-properties style:width="19.006cm" table:align="margins" style:writing-mode="lr-tb"/>
    </style:style>
    <style:style style:name="表格330.A" style:family="table-column">
      <style:table-column-properties style:column-width="19.006cm" style:rel-column-width="65535*"/>
    </style:style>
    <style:style style:name="表格330.A1" style:family="table-cell">
      <style:table-cell-properties fo:background-color="#e6e6ff" fo:padding="0.097cm" fo:border="0.002cm solid #ffffff">
        <style:background-image/>
      </style:table-cell-properties>
    </style:style>
    <style:style style:name="表格331" style:family="table">
      <style:table-properties style:width="19.006cm" table:align="margins" style:writing-mode="lr-tb"/>
    </style:style>
    <style:style style:name="表格331.A" style:family="table-column">
      <style:table-column-properties style:column-width="19.006cm" style:rel-column-width="65535*"/>
    </style:style>
    <style:style style:name="表格331.A1" style:family="table-cell">
      <style:table-cell-properties fo:background-color="#e6e6ff" fo:padding="0.097cm" fo:border="0.002cm solid #ffffff">
        <style:background-image/>
      </style:table-cell-properties>
    </style:style>
    <style:style style:name="表格332" style:family="table">
      <style:table-properties style:width="19.006cm" table:align="margins" style:writing-mode="lr-tb"/>
    </style:style>
    <style:style style:name="表格332.A" style:family="table-column">
      <style:table-column-properties style:column-width="19.006cm" style:rel-column-width="65535*"/>
    </style:style>
    <style:style style:name="表格332.A1" style:family="table-cell">
      <style:table-cell-properties fo:background-color="#e6e6ff" fo:padding="0.097cm" fo:border="0.002cm solid #ffffff">
        <style:background-image/>
      </style:table-cell-properties>
    </style:style>
    <style:style style:name="表格323" style:family="table">
      <style:table-properties style:width="18.927cm" table:align="margins" style:shadow="#808080 0.079cm 0.079cm" style:writing-mode="lr-tb"/>
    </style:style>
    <style:style style:name="表格323.A" style:family="table-column">
      <style:table-column-properties style:column-width="5.983cm" style:rel-column-width="20715*"/>
    </style:style>
    <style:style style:name="表格323.B" style:family="table-column">
      <style:table-column-properties style:column-width="12.943cm" style:rel-column-width="44820*"/>
    </style:style>
    <style:style style:name="表格3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3.B1" style:family="table-cell">
      <style:table-cell-properties fo:background-color="#e6e6ff" fo:padding="0.097cm" fo:border="0.002cm solid #ffffff">
        <style:background-image/>
      </style:table-cell-properties>
    </style:style>
    <style:style style:name="表格323.A2" style:family="table-cell">
      <style:table-cell-properties fo:background-color="#e6e6ff" fo:padding="0.097cm" fo:border-left="0.002cm solid #ffffff" fo:border-right="none" fo:border-top="none" fo:border-bottom="0.002cm solid #ffffff">
        <style:background-image/>
      </style:table-cell-properties>
    </style:style>
    <style:style style:name="表格3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8" style:family="table">
      <style:table-properties style:width="19.006cm" table:align="margins" style:writing-mode="lr-tb"/>
    </style:style>
    <style:style style:name="表格328.A" style:family="table-column">
      <style:table-column-properties style:column-width="19.006cm" style:rel-column-width="65535*"/>
    </style:style>
    <style:style style:name="表格328.A1" style:family="table-cell">
      <style:table-cell-properties fo:background-color="#e6e6ff" fo:padding="0.097cm" fo:border="0.002cm solid #ffffff">
        <style:background-image/>
      </style:table-cell-properties>
    </style:style>
    <style:style style:name="表格327" style:family="table">
      <style:table-properties style:width="19.006cm" table:align="margins" style:writing-mode="lr-tb"/>
    </style:style>
    <style:style style:name="表格327.A" style:family="table-column">
      <style:table-column-properties style:column-width="19.006cm" style:rel-column-width="65535*"/>
    </style:style>
    <style:style style:name="表格327.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34" style:family="table">
      <style:table-properties style:width="19.006cm" table:align="margins" style:writing-mode="lr-tb"/>
    </style:style>
    <style:style style:name="表格334.A" style:family="table-column">
      <style:table-column-properties style:column-width="19.006cm" style:rel-column-width="65535*"/>
    </style:style>
    <style:style style:name="表格334.A1" style:family="table-cell">
      <style:table-cell-properties fo:background-color="#e6e6ff" fo:padding="0.097cm" fo:border="0.002cm solid #ffffff">
        <style:background-image/>
      </style:table-cell-properties>
    </style:style>
    <style:style style:name="表格333" style:family="table">
      <style:table-properties style:width="19.006cm" table:align="margins" style:writing-mode="lr-tb"/>
    </style:style>
    <style:style style:name="表格333.A" style:family="table-column">
      <style:table-column-properties style:column-width="19.006cm" style:rel-column-width="65535*"/>
    </style:style>
    <style:style style:name="表格333.A1" style:family="table-cell">
      <style:table-cell-properties fo:background-color="#e6e6ff" fo:padding="0.097cm" fo:border="0.002cm solid #ffffff">
        <style:background-image/>
      </style:table-cell-properties>
    </style:style>
    <style:style style:name="表格335" style:family="table">
      <style:table-properties style:width="19.006cm" table:align="margins" style:writing-mode="lr-tb"/>
    </style:style>
    <style:style style:name="表格335.A" style:family="table-column">
      <style:table-column-properties style:column-width="19.006cm" style:rel-column-width="65535*"/>
    </style:style>
    <style:style style:name="表格335.A1" style:family="table-cell">
      <style:table-cell-properties fo:background-color="#e6e6ff" fo:padding="0.097cm" fo:border="0.002cm solid #ffffff">
        <style:background-image/>
      </style:table-cell-properties>
    </style:style>
    <style:style style:name="表格336" style:family="table">
      <style:table-properties style:width="19.006cm" table:align="margins" style:writing-mode="lr-tb"/>
    </style:style>
    <style:style style:name="表格336.A" style:family="table-column">
      <style:table-column-properties style:column-width="19.006cm" style:rel-column-width="65535*"/>
    </style:style>
    <style:style style:name="表格336.A1" style:family="table-cell">
      <style:table-cell-properties fo:background-color="#e6e6ff" fo:padding="0.097cm" fo:border="0.002cm solid #ffffff">
        <style:background-image/>
      </style:table-cell-properties>
    </style:style>
    <style:style style:name="表格337" style:family="table">
      <style:table-properties style:width="19.006cm" table:align="margins" style:writing-mode="lr-tb"/>
    </style:style>
    <style:style style:name="表格337.A" style:family="table-column">
      <style:table-column-properties style:column-width="19.006cm" style:rel-column-width="65535*"/>
    </style:style>
    <style:style style:name="表格337.A1" style:family="table-cell">
      <style:table-cell-properties fo:background-color="#e6e6ff" fo:padding="0.097cm" fo:border="0.002cm solid #ffffff">
        <style:background-image/>
      </style:table-cell-properties>
    </style:style>
    <style:style style:name="表格338" style:family="table">
      <style:table-properties style:width="19.006cm" table:align="margins" style:writing-mode="lr-tb"/>
    </style:style>
    <style:style style:name="表格338.A" style:family="table-column">
      <style:table-column-properties style:column-width="19.006cm" style:rel-column-width="65535*"/>
    </style:style>
    <style:style style:name="表格338.A1" style:family="table-cell">
      <style:table-cell-properties fo:background-color="#e6e6ff" fo:padding="0.097cm" fo:border="0.002cm solid #ffffff">
        <style:background-image/>
      </style:table-cell-properties>
    </style:style>
    <style:style style:name="表格339" style:family="table">
      <style:table-properties style:width="19.006cm" table:align="margins" style:writing-mode="lr-tb"/>
    </style:style>
    <style:style style:name="表格339.A" style:family="table-column">
      <style:table-column-properties style:column-width="19.006cm" style:rel-column-width="65535*"/>
    </style:style>
    <style:style style:name="表格339.A1" style:family="table-cell">
      <style:table-cell-properties fo:background-color="#e6e6ff" fo:padding="0.097cm" fo:border="0.002cm solid #ffffff">
        <style:background-image/>
      </style:table-cell-properties>
    </style:style>
    <style:style style:name="表格340" style:family="table">
      <style:table-properties style:width="19.006cm" table:align="margins" style:writing-mode="lr-tb"/>
    </style:style>
    <style:style style:name="表格340.A" style:family="table-column">
      <style:table-column-properties style:column-width="19.006cm" style:rel-column-width="65535*"/>
    </style:style>
    <style:style style:name="表格340.A1" style:family="table-cell">
      <style:table-cell-properties fo:background-color="#e6e6ff" fo:padding="0.097cm" fo:border="0.002cm solid #ffffff">
        <style:background-image/>
      </style:table-cell-properties>
    </style:style>
    <style:style style:name="表格341" style:family="table">
      <style:table-properties style:width="19.006cm" table:align="margins" style:writing-mode="lr-tb"/>
    </style:style>
    <style:style style:name="表格341.A" style:family="table-column">
      <style:table-column-properties style:column-width="19.006cm" style:rel-column-width="65535*"/>
    </style:style>
    <style:style style:name="表格341.A1" style:family="table-cell">
      <style:table-cell-properties fo:background-color="#e6e6ff" fo:padding="0.097cm" fo:border="0.002cm solid #ffffff">
        <style:background-image/>
      </style:table-cell-properties>
    </style:style>
    <style:style style:name="表格342" style:family="table">
      <style:table-properties style:width="19.006cm" table:align="margins" style:writing-mode="lr-tb"/>
    </style:style>
    <style:style style:name="表格342.A" style:family="table-column">
      <style:table-column-properties style:column-width="19.006cm" style:rel-column-width="65535*"/>
    </style:style>
    <style:style style:name="表格342.A1" style:family="table-cell">
      <style:table-cell-properties fo:background-color="#e6e6ff" fo:padding="0.097cm" fo:border="0.002cm solid #ffffff">
        <style:background-image/>
      </style:table-cell-properties>
    </style:style>
    <style:style style:name="表格343" style:family="table">
      <style:table-properties style:width="19.006cm" table:align="margins" style:writing-mode="lr-tb"/>
    </style:style>
    <style:style style:name="表格343.A" style:family="table-column">
      <style:table-column-properties style:column-width="19.006cm" style:rel-column-width="65535*"/>
    </style:style>
    <style:style style:name="表格343.A1" style:family="table-cell">
      <style:table-cell-properties fo:background-color="#e6e6ff" fo:padding="0.097cm" fo:border="0.002cm solid #ffffff">
        <style:background-image/>
      </style:table-cell-properties>
    </style:style>
    <style:style style:name="表格344" style:family="table">
      <style:table-properties style:width="19.006cm" table:align="margins" style:writing-mode="lr-tb"/>
    </style:style>
    <style:style style:name="表格344.A" style:family="table-column">
      <style:table-column-properties style:column-width="19.006cm" style:rel-column-width="65535*"/>
    </style:style>
    <style:style style:name="表格344.A1" style:family="table-cell">
      <style:table-cell-properties fo:background-color="#e6e6ff" fo:padding="0.097cm" fo:border="0.002cm solid #ffffff">
        <style:background-image/>
      </style:table-cell-properties>
    </style:style>
    <style:style style:name="表格345" style:family="table">
      <style:table-properties style:width="19.006cm" table:align="margins" style:writing-mode="lr-tb"/>
    </style:style>
    <style:style style:name="表格345.A" style:family="table-column">
      <style:table-column-properties style:column-width="19.006cm" style:rel-column-width="65535*"/>
    </style:style>
    <style:style style:name="表格345.A1" style:family="table-cell">
      <style:table-cell-properties fo:background-color="#e6e6ff" fo:padding="0.097cm" fo:border="0.002cm solid #ffffff">
        <style:background-image/>
      </style:table-cell-properties>
    </style:style>
    <style:style style:name="表格346" style:family="table">
      <style:table-properties style:width="19.006cm" table:align="margins" style:writing-mode="lr-tb"/>
    </style:style>
    <style:style style:name="表格346.A" style:family="table-column">
      <style:table-column-properties style:column-width="19.006cm" style:rel-column-width="65535*"/>
    </style:style>
    <style:style style:name="表格346.A1" style:family="table-cell">
      <style:table-cell-properties fo:background-color="#e6e6ff" fo:padding="0.097cm" fo:border="0.002cm solid #ffffff">
        <style:background-image/>
      </style:table-cell-properties>
    </style:style>
    <style:style style:name="表格347" style:family="table">
      <style:table-properties style:width="19.006cm" table:align="margins" style:writing-mode="lr-tb"/>
    </style:style>
    <style:style style:name="表格347.A" style:family="table-column">
      <style:table-column-properties style:column-width="19.006cm" style:rel-column-width="65535*"/>
    </style:style>
    <style:style style:name="表格347.A1" style:family="table-cell">
      <style:table-cell-properties fo:background-color="#e6e6ff" fo:padding="0.097cm" fo:border="0.002cm solid #ffffff">
        <style:background-image/>
      </style:table-cell-properties>
    </style:style>
    <style:style style:name="表格348" style:family="table">
      <style:table-properties style:width="19.006cm" table:align="margins" style:writing-mode="lr-tb"/>
    </style:style>
    <style:style style:name="表格348.A" style:family="table-column">
      <style:table-column-properties style:column-width="19.006cm" style:rel-column-width="65535*"/>
    </style:style>
    <style:style style:name="表格348.A1" style:family="table-cell">
      <style:table-cell-properties fo:background-color="#e6e6ff" fo:padding="0.097cm" fo:border="0.002cm solid #ffffff">
        <style:background-image/>
      </style:table-cell-properties>
    </style:style>
    <style:style style:name="表格349" style:family="table">
      <style:table-properties style:width="19.006cm" table:align="margins" style:writing-mode="lr-tb"/>
    </style:style>
    <style:style style:name="表格349.A" style:family="table-column">
      <style:table-column-properties style:column-width="19.006cm" style:rel-column-width="65535*"/>
    </style:style>
    <style:style style:name="表格349.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0"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Times New Roman" style:font-size-complex="10.5pt" style:language-complex="ar" style:country-complex="SA" style:font-weight-complex="normal"/>
    </style:style>
    <style:style style:name="P5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2" style:family="paragraph" style:parent-style-name="Heading_20_1" style:list-style-name="WW8Num13">
      <style:paragraph-properties fo:margin-left="0.75cm" fo:margin-right="0cm" fo:text-indent="-0.75cm" style:auto-text-indent="false"/>
    </style:style>
    <style:style style:name="P5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4"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5"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6"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0488707" text:style-name="WW8Num13">
        <text:list-item>
          <text:h text:style-name="P52" text:outline-level="1"><text:soft-page-break/>概述</text:h>
          <text:list>
            <text:list-item>
              <text:h text:style-name="P56"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40230529" text:continue-numbering="true" text:style-name="WW8Num13">
        <text:list-item>
          <text:h text:style-name="P53" text:outline-level="1"><text:soft-page-break/>libcstl库的基本结构</text:h>
          <text:list>
            <text:list-item>
              <text:h text:style-name="P58"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0227679" text:continue-numbering="true" text:style-name="WW8Num13">
        <text:list-item>
          <text:list>
            <text:list-item>
              <text:h text:style-name="P65"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40239471" text:continue-numbering="true" text:style-name="WW8Num13">
        <text:list-item>
          <text:list>
            <text:list-item>
              <text:h text:style-name="P61"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40230984" text:continue-numbering="true" text:style-name="WW8Num13">
        <text:list-item>
          <text:list>
            <text:list-item>
              <text:h text:style-name="P61"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40246501" text:continue-numbering="true" text:style-name="WW8Num13">
        <text:list-item>
          <text:list>
            <text:list-item>
              <text:h text:style-name="P61"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0230936" text:continue-numbering="true" text:style-name="WW8Num13">
        <text:list-item>
          <text:h text:style-name="P53"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0230685" text:continue-numbering="true" text:style-name="WW8Num13">
        <text:list-item>
          <text:list>
            <text:list-item>
              <text:h text:style-name="P62"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0250929" text:continue-numbering="true" text:style-name="WW8Num13">
        <text:list-item>
          <text:list>
            <text:list-item>
              <text:h text:style-name="P61"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0250415" text:continue-numbering="true" text:style-name="WW8Num13">
        <text:list-item>
          <text:list>
            <text:list-item>
              <text:h text:style-name="P59"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0256760" text:continue-numbering="true" text:style-name="WW8Num13">
        <text:list-item>
          <text:h text:style-name="P54"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0241466" text:continue-numbering="true" text:style-name="WW8Num13">
        <text:list-item>
          <text:list>
            <text:list-item>
              <text:h text:style-name="P61"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0238449" text:continue-numbering="true" text:style-name="WW8Num13">
        <text:list-item>
          <text:list>
            <text:list-item>
              <text:h text:style-name="P61"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40228849" text:continue-numbering="true" text:style-name="WW8Num13">
        <text:list-item>
          <text:list>
            <text:list-item>
              <text:h text:style-name="P61"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0236409" text:continue-numbering="true" text:style-name="WW8Num13">
        <text:list-item>
          <text:list>
            <text:list-item>
              <text:h text:style-name="P64"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0230732" text:continue-numbering="true" text:style-name="WW8Num13">
        <text:list-item>
          <text:list>
            <text:list-item>
              <text:h text:style-name="P64"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0255086" text:continue-numbering="true" text:style-name="WW8Num13">
        <text:list-item>
          <text:list>
            <text:list-item>
              <text:h text:style-name="P61"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0231085" text:continue-numbering="true" text:style-name="WW8Num13">
        <text:list-item>
          <text:h text:style-name="P54"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40254687" text:continue-numbering="true" text:style-name="WW8Num13">
        <text:list-item>
          <text:list>
            <text:list-item>
              <text:h text:style-name="P61"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40246285" text:continue-numbering="true" text:style-name="WW8Num13">
        <text:list-item>
          <text:list>
            <text:list-item>
              <text:h text:style-name="P61"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40250866" text:continue-numbering="true" text:style-name="WW8Num13">
        <text:list-item>
          <text:list>
            <text:list-item>
              <text:h text:style-name="P61"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40241674" text:continue-numbering="true" text:style-name="WW8Num13">
        <text:list-item>
          <text:list>
            <text:list-item>
              <text:h text:style-name="P61"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0247524" text:continue-numbering="true" text:style-name="WW8Num13">
        <text:list-item>
          <text:h text:style-name="P54"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40237783" text:continue-numbering="true" text:style-name="WW8Num13">
        <text:list-item>
          <text:list>
            <text:list-item>
              <text:h text:style-name="P64"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40235896" text:continue-numbering="true" text:style-name="WW8Num13">
        <text:list-item>
          <text:list>
            <text:list-item>
              <text:h text:style-name="P64"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0243573" text:continue-numbering="true" text:style-name="WW8Num13">
        <text:list-item>
          <text:list>
            <text:list-item>
              <text:h text:style-name="P64"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40243113" text:continue-numbering="true" text:style-name="WW8Num13">
        <text:list-item>
          <text:list>
            <text:list-item>
              <text:h text:style-name="P61"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40238921" text:continue-numbering="true" text:style-name="WW8Num13">
        <text:list-item>
          <text:list>
            <text:list-item>
              <text:h text:style-name="P61"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0229613" text:continue-numbering="true" text:style-name="WW8Num13">
        <text:list-item>
          <text:list>
            <text:list-item>
              <text:h text:style-name="P61"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0226612" text:continue-numbering="true" text:style-name="WW8Num13">
        <text:list-item>
          <text:h text:style-name="P54"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40242034" text:continue-numbering="true" text:style-name="WW8Num13">
        <text:list-item>
          <text:list>
            <text:list-item>
              <text:h text:style-name="P64"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40255855" text:continue-numbering="true" text:style-name="WW8Num13">
        <text:list-item>
          <text:list>
            <text:list-item>
              <text:h text:style-name="P64"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2"/>
      <text:list xml:id="list40238970" text:continue-numbering="true" text:style-name="WW8Num13">
        <text:list-item>
          <text:list>
            <text:list-item>
              <text:h text:style-name="P64"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40240915" text:continue-numbering="true" text:style-name="WW8Num13">
        <text:list-item>
          <text:list>
            <text:list-item>
              <text:h text:style-name="P64"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40257710" text:continue-numbering="true" text:style-name="WW8Num13">
        <text:list-item>
          <text:list>
            <text:list-item>
              <text:h text:style-name="P61"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40231889" text:continue-numbering="true" text:style-name="WW8Num13">
        <text:list-item>
          <text:list>
            <text:list-item>
              <text:h text:style-name="P61"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0237599" text:continue-numbering="true" text:style-name="WW8Num13">
        <text:list-item>
          <text:h text:style-name="P54"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40250500" text:continue-numbering="true" text:style-name="WW8Num13">
        <text:list-item>
          <text:list>
            <text:list-item>
              <text:h text:style-name="P63"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40235578" text:continue-numbering="true" text:style-name="WW8Num13">
        <text:list-item>
          <text:list>
            <text:list-item>
              <text:h text:style-name="P63"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4"/>
      <text:list xml:id="list40244835" text:continue-numbering="true" text:style-name="WW8Num13">
        <text:list-item>
          <text:list>
            <text:list-item>
              <text:h text:style-name="P63"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40233098" text:continue-numbering="true" text:style-name="WW8Num13">
        <text:list-item>
          <text:list>
            <text:list-item>
              <text:h text:style-name="P61"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40246656" text:continue-numbering="true" text:style-name="WW8Num13">
        <text:list-item>
          <text:list>
            <text:list-item>
              <text:h text:style-name="P61"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40241195" text:continue-numbering="true" text:style-name="WW8Num13">
        <text:list-item>
          <text:list>
            <text:list-item>
              <text:h text:style-name="P61"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表格324" table:style-name="表格324">
        <table:table-column table:style-name="表格324.A"/>
        <table:table-row>
          <table:table-cell table:style-name="表格324.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表格325" table:style-name="表格325">
        <table:table-column table:style-name="表格325.A"/>
        <table:table-row>
          <table:table-cell table:style-name="表格325.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表格326" table:style-name="表格326">
        <table:table-column table:style-name="表格326.A"/>
        <table:table-row>
          <table:table-cell table:style-name="表格326.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0258236" text:continue-numbering="true" text:style-name="WW8Num13">
        <text:list-item>
          <text:h text:style-name="P54"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0231058" text:continue-numbering="true" text:style-name="WW8Num13">
        <text:list-item>
          <text:list>
            <text:list-item>
              <text:h text:style-name="P57"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0245493" text:continue-numbering="true" text:style-name="WW8Num13">
        <text:list-item>
          <text:list>
            <text:list-item>
              <text:h text:style-name="P57"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0242310" text:continue-numbering="true" text:style-name="WW8Num13">
        <text:list-item>
          <text:list>
            <text:list-item>
              <text:h text:style-name="P57"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40238472" text:continue-numbering="true" text:style-name="WW8Num13">
        <text:list-item>
          <text:list>
            <text:list-item>
              <text:h text:style-name="P61"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40248172" text:continue-numbering="true" text:style-name="WW8Num13">
        <text:list-item>
          <text:list>
            <text:list-item>
              <text:h text:style-name="P61"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40236200" text:continue-numbering="true" text:style-name="WW8Num13">
        <text:list-item>
          <text:list>
            <text:list-item>
              <text:h text:style-name="P61"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0235623" text:continue-numbering="true" text:style-name="WW8Num13">
        <text:list-item>
          <text:h text:style-name="P54"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40253877" text:continue-numbering="true" text:style-name="WW8Num13">
        <text:list-item>
          <text:list>
            <text:list-item>
              <text:h text:style-name="P57"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40248666" text:continue-numbering="true" text:style-name="WW8Num13">
        <text:list-item>
          <text:list>
            <text:list-item>
              <text:h text:style-name="P57"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2"/>
      <text:list xml:id="list40228283" text:continue-numbering="true" text:style-name="WW8Num13">
        <text:list-item>
          <text:list>
            <text:list-item>
              <text:h text:style-name="P61"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40239865" text:continue-numbering="true" text:style-name="WW8Num13">
        <text:list-item>
          <text:list>
            <text:list-item>
              <text:h text:style-name="P61"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0253378" text:continue-numbering="true" text:style-name="WW8Num13">
        <text:list-item>
          <text:h text:style-name="P54"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40254944" text:continue-numbering="true" text:style-name="WW8Num13">
        <text:list-item>
          <text:list>
            <text:list-item>
              <text:h text:style-name="P57"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40235305" text:continue-numbering="true" text:style-name="WW8Num13">
        <text:list-item>
          <text:list>
            <text:list-item>
              <text:h text:style-name="P57"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2"/>
      <text:list xml:id="list40250790" text:continue-numbering="true" text:style-name="WW8Num13">
        <text:list-item>
          <text:list>
            <text:list-item>
              <text:h text:style-name="P61"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40255414" text:continue-numbering="true" text:style-name="WW8Num13">
        <text:list-item>
          <text:list>
            <text:list-item>
              <text:h text:style-name="P61"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0244173" text:continue-numbering="true" text:style-name="WW8Num13">
        <text:list-item>
          <text:h text:style-name="P54"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40244981" text:continue-numbering="true" text:style-name="WW8Num13">
        <text:list-item>
          <text:list>
            <text:list-item>
              <text:h text:style-name="P57"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40236421" text:continue-numbering="true" text:style-name="WW8Num13">
        <text:list-item>
          <text:list>
            <text:list-item>
              <text:h text:style-name="P57"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40251198" text:continue-numbering="true" text:style-name="WW8Num13">
        <text:list-item>
          <text:list>
            <text:list-item>
              <text:h text:style-name="P57"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2"/>
      <text:list xml:id="list40245661" text:continue-numbering="true" text:style-name="WW8Num13">
        <text:list-item>
          <text:list>
            <text:list-item>
              <text:h text:style-name="P61"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basic_string_iterator_t it_begin,</text:p>
            <text:p text:style-name="P33"><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40242443" text:continue-numbering="true" text:style-name="WW8Num13">
        <text:list-item>
          <text:list>
            <text:list-item>
              <text:h text:style-name="P61"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40235423" text:continue-numbering="true" text:style-name="WW8Num13">
        <text:list-item>
          <text:list>
            <text:list-item>
              <text:h text:style-name="P61"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40258008" text:continue-numbering="true" text:style-name="WW8Num13">
        <text:list-item>
          <text:h text:style-name="P54"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40251042" text:continue-numbering="true" text:style-name="WW8Num13">
        <text:list-item>
          <text:list>
            <text:list-item>
              <text:h text:style-name="P57"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40238197" text:continue-numbering="true" text:style-name="WW8Num13">
        <text:list-item>
          <text:list>
            <text:list-item>
              <text:h text:style-name="P57" text:outline-level="2"><text:span text:style-name="T6">string</text:span><text:span text:style-name="T23">迭代</text:span>器</text:h>
            </text:list-item>
          </text:list>
        </text:list-item>
      </text:list>
      <text:p text:style-name="P22"><text:tab/>直接使用basic_string的迭代器作为string的迭代器。</text:p>
      <text:list xml:id="list40243873" text:continue-numbering="true" text:style-name="WW8Num13">
        <text:list-item>
          <text:list>
            <text:list-item>
              <text:h text:style-name="P57"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2"/>
      <text:list xml:id="list40252582" text:continue-numbering="true" text:style-name="WW8Num13">
        <text:list-item>
          <text:list>
            <text:list-item>
              <text:h text:style-name="P61"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3">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3">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3">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3">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3">void string_assign_substring(</text:p>
            <text:p text:style-name="P33"><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3">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3">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3">void<text:span text:style-name="T38">　</text:span><text:span text:style-name="T37">string</text:span>_assign_range(</text:p>
            <text:p text:style-name="P33"><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3">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3">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3">void string_append_substring(</text:p>
            <text:p text:style-name="P33"><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3">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3">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3">void<text:span text:style-name="T38">　</text:span><text:span text:style-name="T37">string</text:span>_append_range(</text:p>
            <text:p text:style-name="P33"><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3">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3">string_iterator_t string_insert(</text:p>
            <text:p text:style-name="P33"><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3">string_iterator_t string_insert_n(</text:p>
            <text:p text:style-name="P33"><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3">void string_insert_string(</text:p>
            <text:p text:style-name="P33"><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3">void string_insert_substring(</text:p>
            <text:p text:style-name="P33"><text:s text:c="4"/>string_t* pstr_string, size_t t_pos,</text:p>
            <text:p text:style-name="P33"><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3">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3">void string_insert_subcstr(</text:p>
            <text:p text:style-name="P33"><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3">void<text:span text:style-name="T38">　</text:span><text:span text:style-name="T37">string</text:span>_insert_range(</text:p>
            <text:p text:style-name="P33"><text:s text:c="4"/>string_t* pstr_string, string_iterator_t it_pos,</text:p>
            <text:p text:style-name="P33"><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3">void string_insert_char(</text:p>
            <text:p text:style-name="P33"><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3">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3">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3">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3"><text:span text:style-name="T38">string</text:span><text:span text:style-name="T37">_iterator_t</text:span><text:span text:style-name="T38">　</text:span><text:span text:style-name="T37">string</text:span>_erase_range(</text:p>
            <text:p text:style-name="P33"><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3">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3">void string_replace(</text:p>
            <text:p text:style-name="P33"><text:s text:c="4"/>string_t* pstr_string, size_t t_pos, size_t t_len,</text:p>
            <text:p text:style-name="P33"><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3">void string_replace_substring(</text:p>
            <text:p text:style-name="P33"><text:s text:c="4"/>string_t* pstr_string, size_t t_pos, size_t t_len,</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3">void string_replace_cstr(</text:p>
            <text:p text:style-name="P33"><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3">void string_replace_subcstr(</text:p>
            <text:p text:style-name="P33"><text:s text:c="4"/>string_t* pstr_string, size_t t_pos, size_t t_len,</text:p>
            <text:p text:style-name="P33"><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3">void string_replace_char(</text:p>
            <text:p text:style-name="P33"><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3">void string_range_replace(</text:p>
            <text:p text:style-name="P33"><text:s text:c="4"/>string_t* pstr_string, string_iterator_t it_begin, string_iterator_t it_end,</text:p>
            <text:p text:style-name="P33"><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3">void string_range_replace_substring(</text:p>
            <text:p text:style-name="P33"><text:s text:c="4"/>string_t* pstr_string, string_iterator_t it_begin, string_iterator_t it_end,</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3">void string_range_replace_cstr(</text:p>
            <text:p text:style-name="P33"><text:s text:c="4"/>string_t* pstr_string, string_iterator_t it_begin, string_iterator_it it_end,</text:p>
            <text:p text:style-name="P33"><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3">void string_range_replace_subcstr(</text:p>
            <text:p text:style-name="P33"><text:s text:c="4"/>string_t* pstr_string, string_iterator_t it_begin, string_iterator_t it_end,</text:p>
            <text:p text:style-name="P33"><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3">void string_range_replace_char(</text:p>
            <text:p text:style-name="P33"><text:s text:c="4"/>string_t* pstr_string, erator_t it_begin, string_iterator_t it_end,</text:p>
            <text:p text:style-name="P33"><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3">void string_replace_range(</text:p>
            <text:p text:style-name="P33"><text:s text:c="4"/>string_t* pstr_string,</text:p>
            <text:p text:style-name="P33"><text:s text:c="4"/>string_iterator_t it_begin, string_iterator_t it_end,</text:p>
            <text:p text:style-name="P33"><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3">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3">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3">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3">bool_t string_getline_delimiter(</text:p>
            <text:p text:style-name="P33"><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40253153" text:continue-numbering="true" text:style-name="WW8Num13">
        <text:list-item>
          <text:list>
            <text:list-item>
              <text:h text:style-name="P61" text:outline-level="2">迭代器接口</text:h>
            </text:list-item>
          </text:list>
        </text:list-item>
      </text:list>
      <text:p text:style-name="P22"><text:tab/>由于直接使用basic_string迭代器作为实现，所以string并没有提供迭代器接口。</text:p>
      <text:list xml:id="list40236936" text:continue-numbering="true" text:style-name="WW8Num13">
        <text:list-item>
          <text:list>
            <text:list-item>
              <text:h text:style-name="P61"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40248478" text:continue-numbering="true" text:style-name="WW8Num13">
        <text:list-item>
          <text:h text:style-name="P54"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40257198" text:continue-numbering="true" text:style-name="WW8Num13">
        <text:list-item>
          <text:list>
            <text:list-item>
              <text:h text:style-name="P57"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40255840" text:continue-numbering="true" text:style-name="WW8Num13">
        <text:list-item>
          <text:list>
            <text:list-item>
              <text:h text:style-name="P64"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4"/>_pc_corepos;</text:p>
            <text:p text:style-name="P33"><text:s text:c="8"/>void* <text:s text:c="4"/>_pt_tree; <text:s text:c="6"/>/* 指向avl tree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soft-page-break/></text:p>
      <text:list xml:id="list40229207" text:continue-numbering="true" text:style-name="WW8Num13">
        <text:list-item>
          <text:list>
            <text:list-item>
              <text:h text:style-name="P57"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3">typedef struct _tagavlnode</text:p>
            <text:p text:style-name="P33">{ </text:p>
            <text:p text:style-name="P33"><text:s text:c="4"/>struct _tagavlnode* _pt_parent;</text:p>
            <text:p text:style-name="P33"><text:s text:c="4"/>struct _tagavlnode* _pt_left;</text:p>
            <text:p text:style-name="P33"><text:s text:c="4"/>struct _tagavlnode* _pt_right;</text:p>
            <text:p text:style-name="P33"><text:s text:c="4"/>unsigned int <text:s text:c="7"/>_un_height;</text:p>
            <text:p text:style-name="P33"><text:s text:c="4"/>char <text:s text:c="15"/>_pc_data[1];</text:p>
            <text:p text:style-name="P33">}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3">typedef struct _tagavltree</text:p>
            <text:p text:style-name="P33">{ </text:p>
            <text:p text:style-name="P33"><text:s text:c="4"/>_typeinfo_t <text:s text:c="6"/>_t_typeinfo;</text:p>
            <text:p text:style-name="P33"><text:s text:c="4"/>_alloc_t <text:s text:c="9"/>_t_allocater;</text:p>
            <text:p text:style-name="P33"><text:s text:c="4"/>avlnode_t <text:s text:c="8"/>_t_avlroot;</text:p>
            <text:p text:style-name="P33"><text:s text:c="4"/>size_t <text:s text:c="11"/>_t_nodecount;</text:p>
            <text:p text:style-name="P33"><text:s text:c="4"/>binary_function_t _t_compare;</text:p>
            <text:p text:style-name="P33">}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40254646" text:continue-numbering="true" text:style-name="WW8Num13">
        <text:list-item>
          <text:list>
            <text:list-item>
              <text:h text:style-name="P61"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3">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3">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3">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3">void _avl_tree_init_copy_range(</text:p>
            <text:p text:style-name="P33"><text:s text:c="4"/>_avl_tree_t* pt_dest,</text:p>
            <text:p text:style-name="P33"><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3">void _avl_tree_init_copy_range_ex(</text:p>
            <text:p text:style-name="P33"><text:s text:c="4"/>_avl_tree_t* pt_dest,</text:p>
            <text:p text:style-name="P33"><text:s text:c="4"/>_avl_tree_iterator_t it_begin, _avl_tree_iterator_t it_end,</text:p>
            <text:p text:style-name="P33"><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3">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3">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3">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3"><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3">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3">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3">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3">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3">_avl_tree_iterator_t _avl_tree_find(</text:p>
            <text:p text:style-name="P33"><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3">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3">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3">_avl_tree_iterator_t _avl_tree_lower_bound(</text:p>
            <text:p text:style-name="P33"><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3">_avl_tree_iterator_t _avl_tree_upper_bound(</text:p>
            <text:p text:style-name="P33"><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3">range_t _avl_tree_equal_range(</text:p>
            <text:p text:style-name="P33"><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3">bool_t _avl_tree_equal(</text:p>
            <text:p text:style-name="P33"><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3">bool_t _avl_tree_not_equal(</text:p>
            <text:p text:style-name="P33"><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3">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3">bool_t _avl_tree_less_equal(</text:p>
            <text:p text:style-name="P33"><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3">bool_t _avl_tree_greater(</text:p>
            <text:p text:style-name="P33"><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3">bool_t _avl_tree_greater_equal(</text:p>
            <text:p text:style-name="P33"><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3">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3"><text:span text:style-name="T25">_avl_tree_iterator_t</text:span> _avl_tree_insert_unique(</text:p>
            <text:p text:style-name="P33"><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3"><text:span text:style-name="T25">_avl_tree_iterator_t</text:span> _avl_tree_insert_equal(</text:p>
            <text:p text:style-name="P33"><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3"><text:span text:style-name="T25">void</text:span> _avl_tree_insert_unique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3"><text:span text:style-name="T25">void</text:span> _avl_tree_insert_equal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3">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3">void _avl_tree_erase_range(_avl_tree_t* pt_avl_tree,</text:p>
            <text:p text:style-name="P33"><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3">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40241803" text:continue-numbering="true" text:style-name="WW8Num13">
        <text:list-item>
          <text:list>
            <text:list-item>
              <text:h text:style-name="P61"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3">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3">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3">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3">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3">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3">bool_t _avl_tree_iterator_equal(</text:p>
            <text:p text:style-name="P33"><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3">int _avl_tree_iterator_distance(</text:p>
            <text:p text:style-name="P33"><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3">bool_t _avl_tree_iterator_before(</text:p>
            <text:p text:style-name="P33"><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40242505" text:continue-numbering="true" text:style-name="WW8Num13">
        <text:list-item>
          <text:list>
            <text:list-item>
              <text:h text:style-name="P61"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3">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3">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3">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3">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3">bool_t _avl_tree_iterator_belong_to_avl_tree(</text:p>
            <text:p text:style-name="P33"><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3">bool_t _avl_tree_same_avl_tree_iterator_type(</text:p>
            <text:p text:style-name="P33"><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3">bool_t _avl_tree_avlnode_belong_to_avl_tree(</text:p>
            <text:p text:style-name="P33"><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3">bool_t _avl_tree_same_type(</text:p>
            <text:p text:style-name="P33"><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3">bool_t _avl_tree_same_type_ex(</text:p>
            <text:p text:style-name="P33"><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3">_avlnode_t* _avl_tree_find_value(</text:p>
            <text:p text:style-name="P33"><text:s text:c="4"/>const _avl_tree_t* cpt_avl_tree, const _avlnode_t* cpt_root,</text:p>
            <text:p text:style-name="P33"><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3">_avlnode_t* _avl_tree_destroy_subtree(</text:p>
            <text:p text:style-name="P33"><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3">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3">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3">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3">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3">_avl_tree_insert_result_t _avl_tree_insert_avlnode(</text:p>
            <text:p text:style-name="P33"><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3">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3">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3">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3">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3">void _avl_tree_elem_compare_auxiliary(const _avl_tree_t* cpt_avl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0240626" text:continue-numbering="true" text:style-name="WW8Num13">
        <text:list-item>
          <text:h text:style-name="P55"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40241899" text:continue-numbering="true" text:style-name="WW8Num13">
        <text:list-item>
          <text:list>
            <text:list-item>
              <text:h text:style-name="P61"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30477585" text:style-name="L1">
        <text:list-item>
          <text:list>
            <text:list-item>
              <text:p text:style-name="P45">树的节点要么是红色，要么是黑色。</text:p>
            </text:list-item>
            <text:list-item>
              <text:p text:style-name="P45">树的根是黑色的。</text:p>
            </text:list-item>
            <text:list-item>
              <text:p text:style-name="P45">一个空节点(NULL节点)是黑色的。</text:p>
            </text:list-item>
            <text:list-item>
              <text:p text:style-name="P45">一个红色节点的子节点必须是黑色的。</text:p>
            </text:list-item>
            <text:list-item>
              <text:p text:style-name="P45">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30484814" text:style-name="L2">
        <text:list-item>
          <text:list>
            <text:list-item>
              <text:p text:style-name="P46">如果当前插入的节点是根节点：</text:p>
            </text:list-item>
          </text:list>
        </text:list-item>
      </text:list>
      <text:p text:style-name="P22"><text:tab/><text:tab/>根据规则2，这个根节点应该是黑色，并且插入后符合rb tree的平衡条件。</text:p>
      <text:list xml:id="list40246274" text:continue-numbering="true" text:style-name="L2">
        <text:list-item>
          <text:list>
            <text:list-item>
              <text:p text:style-name="P46">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40240008" text:continue-list="list40241899" text:style-name="WW8Num13">
        <text:list-item>
          <text:list>
            <text:list-item>
              <text:h text:style-name="P61"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40258829" text:continue-numbering="true" text:style-name="WW8Num13">
        <text:list-item>
          <text:list>
            <text:list-item>
              <text:h text:style-name="P61"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3">typedef struct _tagrbnode</text:p>
            <text:p text:style-name="P33"><text:soft-page-break/>{ </text:p>
            <text:p text:style-name="P33"><text:s text:c="4"/>struct _tagrbnode* _pt_parent;</text:p>
            <text:p text:style-name="P33"><text:s text:c="4"/>struct _tagrbnode* _pt_left;</text:p>
            <text:p text:style-name="P33"><text:s text:c="4"/>struct _tagrbnode* _pt_right;</text:p>
            <text:p text:style-name="P33"><text:s text:c="4"/>color_t <text:s text:c="11"/>_t_color;</text:p>
            <text:p text:style-name="P33"><text:s text:c="4"/>char <text:s text:c="14"/>_pc_data[1];</text:p>
            <text:p text:style-name="P33">}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3">typedef enum _tagcolor</text:p>
            <text:p text:style-name="P33">{ </text:p>
            <text:p text:style-name="P33"><text:s text:c="4"/>red, black</text:p>
            <text:p text:style-name="P33">}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3">typedef struct _tagrbtree</text:p>
            <text:p text:style-name="P33">{ </text:p>
            <text:p text:style-name="P33"><text:s text:c="4"/>_typeinfo_t <text:s text:c="6"/>_t_typeinfo;</text:p>
            <text:p text:style-name="P33"><text:s text:c="4"/>_alloc_t <text:s text:c="9"/>_t_allocater;</text:p>
            <text:p text:style-name="P33"><text:s text:c="4"/>rbnode_t <text:s text:c="9"/>_t_rbroot;</text:p>
            <text:p text:style-name="P33"><text:s text:c="4"/>size_t <text:s text:c="11"/>_t_nodecount;</text:p>
            <text:p text:style-name="P33"><text:s text:c="4"/>binary_function_t _t_compare;</text:p>
            <text:p text:style-name="P33">}avl_tree_t;</text:p>
          </table:table-cell>
        </table:table-row>
      </table:table>
      <text:p text:style-name="P22"><text:tab/>结构中的_t_rbroot中_pt_parent指向实际rb tree的根，_pt_left指向rb tree中值最小的数据，_pt_right指向rb tree中值最大的数据。</text:p>
      <text:p text:style-name="P22"/>
      <text:list xml:id="list40255789" text:continue-numbering="true" text:style-name="WW8Num13">
        <text:list-item>
          <text:list>
            <text:list-item>
              <text:h text:style-name="P61" text:outline-level="2">外部接口</text:h>
            </text:list-item>
          </text:list>
        </text:list-item>
      </text:list>
      <text:p text:style-name="P22"><text:tab/>rb tree提供的外部接口是为了实现关联容器。</text:p>
      <table:table table:name="表格287" table:style-name="表格287">
        <table:table-column table:style-name="表格287.A"/>
        <table:table-column table:style-name="表格287.B"/>
        <table:table-row>
          <table:table-cell table:style-name="表格287.A1" office:value-type="string">
            <text:p text:style-name="Table_20_Contents">_create_rb_tree</text:p>
          </table:table-cell>
          <table:table-cell table:style-name="表格287.B1" office:value-type="string">
            <text:p text:style-name="Table_20_Contents">创建rb tree容器。</text:p>
          </table:table-cell>
        </table:table-row>
        <table:table-row>
          <table:table-cell table:style-name="表格287.A2" office:value-type="string">
            <text:p text:style-name="Table_20_Contents">_rb_tree_init</text:p>
          </table:table-cell>
          <table:table-cell table:style-name="表格287.B2" office:value-type="string">
            <text:p text:style-name="Table_20_Contents">初始化rb tree容器。</text:p>
          </table:table-cell>
        </table:table-row>
        <table:table-row>
          <table:table-cell table:style-name="表格287.A2" office:value-type="string">
            <text:p text:style-name="Table_20_Contents">_rb_tree_init_copy</text:p>
          </table:table-cell>
          <table:table-cell table:style-name="表格287.B2" office:value-type="string">
            <text:p text:style-name="Table_20_Contents">使用存在的rb tree容器进行初始化。</text:p>
          </table:table-cell>
        </table:table-row>
        <table:table-row>
          <table:table-cell table:style-name="表格287.A2" office:value-type="string">
            <text:p text:style-name="Table_20_Contents">_rb_tree_init_copy_range</text:p>
          </table:table-cell>
          <table:table-cell table:style-name="表格287.B2" office:value-type="string">
            <text:p text:style-name="Table_20_Contents">使用指定的数据区间进行初始化。</text:p>
          </table:table-cell>
        </table:table-row>
        <table:table-row>
          <table:table-cell table:style-name="表格287.A2" office:value-type="string">
            <text:p text:style-name="Table_20_Contents">_rb_tree_init_copy_range_ex</text:p>
          </table:table-cell>
          <table:table-cell table:style-name="表格287.B2" office:value-type="string">
            <text:p text:style-name="Table_20_Contents">使用指定的数据区间和比较函数进行初始化。</text:p>
          </table:table-cell>
        </table:table-row>
        <table:table-row>
          <table:table-cell table:style-name="表格287.A2" office:value-type="string">
            <text:p text:style-name="Table_20_Contents">_rb_tree_destroy</text:p>
          </table:table-cell>
          <table:table-cell table:style-name="表格287.B2" office:value-type="string">
            <text:p text:style-name="Table_20_Contents">销毁rb tree容器。</text:p>
          </table:table-cell>
        </table:table-row>
        <table:table-row>
          <table:table-cell table:style-name="表格287.A2" office:value-type="string">
            <text:p text:style-name="Table_20_Contents">_rb_tree_assign</text:p>
          </table:table-cell>
          <table:table-cell table:style-name="表格287.B2" office:value-type="string">
            <text:p text:style-name="Table_20_Contents">使用存在的rb tree容器赋值。</text:p>
          </table:table-cell>
        </table:table-row>
        <table:table-row>
          <table:table-cell table:style-name="表格287.A2" office:value-type="string">
            <text:p text:style-name="Table_20_Contents">_rb_tree_size</text:p>
          </table:table-cell>
          <table:table-cell table:style-name="表格287.B2" office:value-type="string">
            <text:p text:style-name="Table_20_Contents">返回rb tree容器中数据的数量。</text:p>
          </table:table-cell>
        </table:table-row>
        <table:table-row>
          <table:table-cell table:style-name="表格287.A2" office:value-type="string">
            <text:p text:style-name="Table_20_Contents">_rb_tree_empty</text:p>
          </table:table-cell>
          <table:table-cell table:style-name="表格287.B2" office:value-type="string">
            <text:p text:style-name="Table_20_Contents">判断rb tree容器是否为空。</text:p>
          </table:table-cell>
        </table:table-row>
        <text:soft-page-break/>
        <table:table-row>
          <table:table-cell table:style-name="表格287.A2" office:value-type="string">
            <text:p text:style-name="Table_20_Contents">_rb_tree_max_size</text:p>
          </table:table-cell>
          <table:table-cell table:style-name="表格287.B2" office:value-type="string">
            <text:p text:style-name="Table_20_Contents">返回rb tree容器中能够保存数据的最大数量。</text:p>
          </table:table-cell>
        </table:table-row>
        <table:table-row>
          <table:table-cell table:style-name="表格287.A2" office:value-type="string">
            <text:p text:style-name="Table_20_Contents">_rb_tree_begin</text:p>
          </table:table-cell>
          <table:table-cell table:style-name="表格287.B2" office:value-type="string">
            <text:p text:style-name="Table_20_Contents">返回指向rb tree容器的第一个数据的迭代器。</text:p>
          </table:table-cell>
        </table:table-row>
        <table:table-row>
          <table:table-cell table:style-name="表格287.A2" office:value-type="string">
            <text:p text:style-name="Table_20_Contents">_rb_tree_end</text:p>
          </table:table-cell>
          <table:table-cell table:style-name="表格287.B2" office:value-type="string">
            <text:p text:style-name="Table_20_Contents">返回指向rb tree容器末尾的迭代器。</text:p>
          </table:table-cell>
        </table:table-row>
        <table:table-row>
          <table:table-cell table:style-name="表格287.A2" office:value-type="string">
            <text:p text:style-name="Table_20_Contents">_rb_tree_key_comp</text:p>
          </table:table-cell>
          <table:table-cell table:style-name="表格287.B2" office:value-type="string">
            <text:p text:style-name="Table_20_Contents">返回rb tree容器中的数据比较规则。</text:p>
          </table:table-cell>
        </table:table-row>
        <table:table-row>
          <table:table-cell table:style-name="表格287.A2" office:value-type="string">
            <text:p text:style-name="Table_20_Contents">_rb_tree_find</text:p>
          </table:table-cell>
          <table:table-cell table:style-name="表格287.B2" office:value-type="string">
            <text:p text:style-name="Table_20_Contents">在rb tree容器中查找指定的数据。</text:p>
          </table:table-cell>
        </table:table-row>
        <table:table-row>
          <table:table-cell table:style-name="表格287.A2" office:value-type="string">
            <text:p text:style-name="Table_20_Contents">_rb_tree_clear</text:p>
          </table:table-cell>
          <table:table-cell table:style-name="表格287.B2" office:value-type="string">
            <text:p text:style-name="Table_20_Contents">清空rb tree容器。</text:p>
          </table:table-cell>
        </table:table-row>
        <table:table-row>
          <table:table-cell table:style-name="表格287.A2" office:value-type="string">
            <text:p text:style-name="Table_20_Contents">_rb_tree_count</text:p>
          </table:table-cell>
          <table:table-cell table:style-name="表格287.B2" office:value-type="string">
            <text:p text:style-name="Table_20_Contents">返回rb tree容器中指定数据的数量。</text:p>
          </table:table-cell>
        </table:table-row>
        <table:table-row>
          <table:table-cell table:style-name="表格287.A2" office:value-type="string">
            <text:p text:style-name="Table_20_Contents">_rb_tree_lower_bound</text:p>
          </table:table-cell>
          <table:table-cell table:style-name="表格287.B2" office:value-type="string">
            <text:p text:style-name="Table_20_Contents">返回指向第一个大于等于指定数据的迭代器。</text:p>
          </table:table-cell>
        </table:table-row>
        <table:table-row>
          <table:table-cell table:style-name="表格287.A2" office:value-type="string">
            <text:p text:style-name="Table_20_Contents">_rb_tree_upper_bound</text:p>
          </table:table-cell>
          <table:table-cell table:style-name="表格287.B2" office:value-type="string">
            <text:p text:style-name="Table_20_Contents">返回指向第一个大于指定数据的迭代器。</text:p>
          </table:table-cell>
        </table:table-row>
        <table:table-row>
          <table:table-cell table:style-name="表格287.A2" office:value-type="string">
            <text:p text:style-name="Table_20_Contents">_rb_tree_equal_range</text:p>
          </table:table-cell>
          <table:table-cell table:style-name="表格287.B2" office:value-type="string">
            <text:p text:style-name="Table_20_Contents">返回包含指定数据的数据区间。</text:p>
          </table:table-cell>
        </table:table-row>
        <table:table-row>
          <table:table-cell table:style-name="表格287.A2" office:value-type="string">
            <text:p text:style-name="Table_20_Contents">_rb_tree_equal</text:p>
          </table:table-cell>
          <table:table-cell table:style-name="表格287.B2" office:value-type="string">
            <text:p text:style-name="Table_20_Contents">测试两个rb tree容器是否相等。</text:p>
          </table:table-cell>
        </table:table-row>
        <table:table-row>
          <table:table-cell table:style-name="表格287.A2" office:value-type="string">
            <text:p text:style-name="Table_20_Contents">_rb_tree_not_equal</text:p>
          </table:table-cell>
          <table:table-cell table:style-name="表格287.B2" office:value-type="string">
            <text:p text:style-name="Table_20_Contents">测试两个rb tree容器是否不等。</text:p>
          </table:table-cell>
        </table:table-row>
        <table:table-row>
          <table:table-cell table:style-name="表格287.A2" office:value-type="string">
            <text:p text:style-name="Table_20_Contents">_rb_tree_less</text:p>
          </table:table-cell>
          <table:table-cell table:style-name="表格287.B2" office:value-type="string">
            <text:p text:style-name="Table_20_Contents">测试第一个rb tree容器是否小于第二个rb tree容器。</text:p>
          </table:table-cell>
        </table:table-row>
        <table:table-row>
          <table:table-cell table:style-name="表格287.A2" office:value-type="string">
            <text:p text:style-name="Table_20_Contents">_rb_tree_less_equal</text:p>
          </table:table-cell>
          <table:table-cell table:style-name="表格287.B2" office:value-type="string">
            <text:p text:style-name="Table_20_Contents">测试第一个rb tree容器是否小于等于第二个rb tree容器。</text:p>
          </table:table-cell>
        </table:table-row>
        <table:table-row>
          <table:table-cell table:style-name="表格287.A2" office:value-type="string">
            <text:p text:style-name="Table_20_Contents">_rb_tree_greater</text:p>
          </table:table-cell>
          <table:table-cell table:style-name="表格287.B2" office:value-type="string">
            <text:p text:style-name="Table_20_Contents">测试第一个rb tree容器是否大于第二个rb tree容器。</text:p>
          </table:table-cell>
        </table:table-row>
        <table:table-row>
          <table:table-cell table:style-name="表格287.A2" office:value-type="string">
            <text:p text:style-name="Table_20_Contents">_rb_tree_greater_equal</text:p>
          </table:table-cell>
          <table:table-cell table:style-name="表格287.B2" office:value-type="string">
            <text:p text:style-name="Table_20_Contents">测试第一个rb tree容器是否大于等于第二个rb tree容器。</text:p>
          </table:table-cell>
        </table:table-row>
        <table:table-row>
          <table:table-cell table:style-name="表格287.A2" office:value-type="string">
            <text:p text:style-name="Table_20_Contents">_rb_tree_swap</text:p>
          </table:table-cell>
          <table:table-cell table:style-name="表格287.B2" office:value-type="string">
            <text:p text:style-name="Table_20_Contents">交换两个rb tree容器。</text:p>
          </table:table-cell>
        </table:table-row>
        <table:table-row>
          <table:table-cell table:style-name="表格287.A2" office:value-type="string">
            <text:p text:style-name="Table_20_Contents">_rb_tree_insert_unique</text:p>
          </table:table-cell>
          <table:table-cell table:style-name="表格287.B2" office:value-type="string">
            <text:p text:style-name="Table_20_Contents">向rb tree中插入数据，数据必须唯一。</text:p>
          </table:table-cell>
        </table:table-row>
        <table:table-row>
          <table:table-cell table:style-name="表格287.A2" office:value-type="string">
            <text:p text:style-name="Table_20_Contents">_rb_tree_insert_equal</text:p>
          </table:table-cell>
          <table:table-cell table:style-name="表格287.B2" office:value-type="string">
            <text:p text:style-name="Table_20_Contents">向rb tree中插入数据，数据可以重复。</text:p>
          </table:table-cell>
        </table:table-row>
        <table:table-row>
          <table:table-cell table:style-name="表格287.A2" office:value-type="string">
            <text:p text:style-name="Table_20_Contents">_rb_tree_insert_unique_range</text:p>
          </table:table-cell>
          <table:table-cell table:style-name="表格287.B2" office:value-type="string">
            <text:p text:style-name="Table_20_Contents">向rb tree中插入指定的数据区间，数据必须唯一。</text:p>
          </table:table-cell>
        </table:table-row>
        <table:table-row>
          <table:table-cell table:style-name="表格287.A2" office:value-type="string">
            <text:p text:style-name="Table_20_Contents">_rb_tree_insert_equal_range</text:p>
          </table:table-cell>
          <table:table-cell table:style-name="表格287.B2" office:value-type="string">
            <text:p text:style-name="Table_20_Contents">向rb tree中插入指定的数据区间，数据可以重复。</text:p>
          </table:table-cell>
        </table:table-row>
        <table:table-row>
          <table:table-cell table:style-name="表格287.A2" office:value-type="string">
            <text:p text:style-name="Table_20_Contents">_rb_tree_erase_pos</text:p>
          </table:table-cell>
          <table:table-cell table:style-name="表格287.B2" office:value-type="string">
            <text:p text:style-name="Table_20_Contents">删除rb tree中指定位置的数据。</text:p>
          </table:table-cell>
        </table:table-row>
        <table:table-row>
          <table:table-cell table:style-name="表格287.A2" office:value-type="string">
            <text:p text:style-name="Table_20_Contents">_rb_tree_erase_range</text:p>
          </table:table-cell>
          <table:table-cell table:style-name="表格287.B2" office:value-type="string">
            <text:p text:style-name="Table_20_Contents">删除rb tree中指定数据区间的数据。</text:p>
          </table:table-cell>
        </table:table-row>
        <table:table-row>
          <table:table-cell table:style-name="表格287.A2" office:value-type="string">
            <text:p text:style-name="Table_20_Contents">_rb_tree_erase</text:p>
          </table:table-cell>
          <table:table-cell table:style-name="表格287.B2" office:value-type="string">
            <text:p text:style-name="Table_20_Contents">删除rb tree中指定的数据。</text:p>
          </table:table-cell>
        </table:table-row>
      </table:table>
      <text:p text:style-name="P11"/>
      <text:p text:style-name="P22">函数原型</text:p>
      <table:table table:name="表格288" table:style-name="表格288">
        <table:table-column table:style-name="表格288.A"/>
        <table:table-row>
          <table:table-cell table:style-name="表格288.A1" office:value-type="string">
            <text:p text:style-name="P33">_rb_tree_t* _create_rb_tree(const char* s_typename);</text:p>
          </table:table-cell>
        </table:table-row>
      </table:table>
      <text:p text:style-name="P11">描述：</text:p>
      <text:p text:style-name="P11"><text:tab/>创建一个rb tree迭代器。</text:p>
      <text:p text:style-name="P11">参数：</text:p>
      <text:p text:style-name="P11"><text:tab/>s_typename<text:tab/><text:tab/>类型描述。</text:p>
      <text:p text:style-name="P11">返回值：</text:p>
      <text:p text:style-name="P11"><text:tab/>成功返回指向rb tree容器的指针，否则返回NULL。</text:p>
      <text:p text:style-name="P11">注意：</text:p>
      <text:p text:style-name="P27"><text:soft-page-break/><text:tab/>s_typename != NULL，否则函数的行为是未定义的。</text:p>
      <text:p text:style-name="P22"/>
      <table:table table:name="表格289" table:style-name="表格289">
        <table:table-column table:style-name="表格289.A"/>
        <table:table-row>
          <table:table-cell table:style-name="表格289.A1" office:value-type="string">
            <text:p text:style-name="P33">void _rb_tree_init(_rb_tree_t* pt_rb_tree, binary_function_t t_compare);</text:p>
          </table:table-cell>
        </table:table-row>
      </table:table>
      <text:p text:style-name="P11">描述：</text:p>
      <text:p text:style-name="P11"><text:tab/>初始化rb tree迭代器。</text:p>
      <text:p text:style-name="P11">参数：</text:p>
      <text:p text:style-name="P11"><text:tab/>pt_rb_tree<text:tab/><text:tab/>rb tree容器。</text:p>
      <text:p text:style-name="P11"><text:tab/>t_compare<text:tab/><text:tab/>数据比较规则。</text:p>
      <text:p text:style-name="P27">返回值：</text:p>
      <text:p text:style-name="P11"><text:tab/>无。</text:p>
      <text:p text:style-name="P11">注意：</text:p>
      <text:p text:style-name="P27"><text:tab/>pt_rb_tree == NULL则函数的行为是未定义的，pt_rb_tree必须是使用_create_rb_tree()创建的，否则函数的行为是未定义的，如果t_compare == NULL则使用类型默认的比较函数。</text:p>
      <text:p text:style-name="P22"/>
      <table:table table:name="表格290" table:style-name="表格290">
        <table:table-column table:style-name="表格290.A"/>
        <table:table-row>
          <table:table-cell table:style-name="表格290.A1" office:value-type="string">
            <text:p text:style-name="P33">void _rb_tree_init_copy(_rb_tree_t* pt_dest, const _rb_tree_t* cpt_src);</text:p>
          </table:table-cell>
        </table:table-row>
      </table:table>
      <text:p text:style-name="P11">描述：</text:p>
      <text:p text:style-name="P11"><text:tab/>使用已经存在的rb tree初始化rb tree迭代器。</text:p>
      <text:p text:style-name="P11">参数：</text:p>
      <text:p text:style-name="P11"><text:tab/>pt_dest<text:tab/><text:tab/><text:tab/>目的rb tree容器。</text:p>
      <text:p text:style-name="P11"><text:tab/>cpt_src<text:tab/><text:tab/><text:tab/>源rb tree容器。</text:p>
      <text:p text:style-name="P27">返回值：</text:p>
      <text:p text:style-name="P11"><text:tab/>无。</text:p>
      <text:p text:style-name="P11">注意：</text:p>
      <text:p text:style-name="P27"><text:tab/>pt_dest == NULL或者cpt_src == NULL则函数的行为是未定义的，pt_dest必须是使用_create_rb_tree()创建的，cpt_src必须是已经初始化，否则函数的行为是未定义的。pt_dest和cpt_src保存的数据类型必须相同，否则函数的行为是未定义。</text:p>
      <text:p text:style-name="P22"/>
      <table:table table:name="表格292" table:style-name="表格292">
        <table:table-column table:style-name="表格292.A"/>
        <table:table-row>
          <table:table-cell table:style-name="表格292.A1" office:value-type="string">
            <text:p text:style-name="P33">void _rb_tree_init_copy_range(</text:p>
            <text:p text:style-name="P33"><text:s text:c="4"/>_rb_tree_t* pt_dest,</text:p>
            <text:p text:style-name="P33"><text:s text:c="4"/>_rb_tree_iterator_t it_begin, _rb_tree_iterator_t it_end);</text:p>
          </table:table-cell>
        </table:table-row>
      </table:table>
      <text:p text:style-name="P11">描述：</text:p>
      <text:p text:style-name="P11"><text:tab/>使用指定的数据区间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text:p>
      <text:p text:style-name="P22"><text:soft-page-break/></text:p>
      <table:table table:name="表格293" table:style-name="表格293">
        <table:table-column table:style-name="表格293.A"/>
        <table:table-row>
          <table:table-cell table:style-name="表格293.A1" office:value-type="string">
            <text:p text:style-name="P33">void _rb_tree_init_copy_range_ex(</text:p>
            <text:p text:style-name="P33"><text:s text:c="4"/>_rb_tree_t* pt_dest,</text:p>
            <text:p text:style-name="P33"><text:s text:c="4"/>_rb_tree_iterator_t it_begin, _rb_tree_iterator_t it_end,</text:p>
            <text:p text:style-name="P33"><text:s text:c="4"/>binary_function_t t_compare);</text:p>
          </table:table-cell>
        </table:table-row>
      </table:table>
      <text:p text:style-name="P11">描述：</text:p>
      <text:p text:style-name="P11"><text:tab/>使用指定的数据区间和比较函数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91" table:style-name="表格291">
        <table:table-column table:style-name="表格291.A"/>
        <table:table-row>
          <table:table-cell table:style-name="表格291.A1" office:value-type="string">
            <text:p text:style-name="P33">void _rb_tree_destroy(_rb_tree_t* pt_rb_tree);</text:p>
          </table:table-cell>
        </table:table-row>
      </table:table>
      <text:p text:style-name="P11">描述：</text:p>
      <text:p text:style-name="P11"><text:tab/>销毁创建的rb tree容器。</text:p>
      <text:p text:style-name="P11">参数：</text:p>
      <text:p text:style-name="P11"><text:tab/>pt_rb_tree<text:tab/><text:tab/>rb tree容器。</text:p>
      <text:p text:style-name="P11">返回值：</text:p>
      <text:p text:style-name="P11"><text:tab/>无。</text:p>
      <text:p text:style-name="P11">注意：</text:p>
      <text:p text:style-name="P27"><text:tab/>如果pt_rb_tree == NULL则函数的行为是未定义的，pt_rb_tree必须是初始化或者是使用_create_rb_tree()创建的，否则函数的行为是未定义的。</text:p>
      <text:p text:style-name="P22"/>
      <table:table table:name="表格294" table:style-name="表格294">
        <table:table-column table:style-name="表格294.A"/>
        <table:table-row>
          <table:table-cell table:style-name="表格294.A1" office:value-type="string">
            <text:p text:style-name="P33">void _rb_tree_assign(_rb_tree_t* pt_dest, const _rb_tree_t* cpt_src);</text:p>
          </table:table-cell>
        </table:table-row>
      </table:table>
      <text:p text:style-name="P11">描述：</text:p>
      <text:p text:style-name="P11"><text:tab/>使用一个rb tree为另一个rb tree赋值。</text:p>
      <text:p text:style-name="P11">参数：</text:p>
      <text:p text:style-name="P11"><text:tab/>pt_dest<text:tab/><text:tab/>指向被赋值的rb tree容器的指针。</text:p>
      <text:p text:style-name="P11"><text:tab/>cpt_src<text:tab/><text:tab/>指向赋值的rb tree容器的指针。</text:p>
      <text:p text:style-name="P11">返回值：</text:p>
      <text:p text:style-name="P11"><text:tab/>无。</text:p>
      <text:p text:style-name="P11">注意：</text:p>
      <text:p text:style-name="P27"><text:tab/>如果 pt_dest == NULL或者cpt_src == NULL则函数的行为是未定义的，两个rb tree必须已经初始化的，否则函数的行为是未定义的。两个rb tree容器中保存的数据类型不同函数的行为是未定义的。如果_rb_tree_equal(pt_dest, <text:soft-page-break/>cpt_src)那么函数不做任何动作。</text:p>
      <text:p text:style-name="P22"/>
      <table:table table:name="表格295" table:style-name="表格295">
        <table:table-column table:style-name="表格295.A"/>
        <table:table-row>
          <table:table-cell table:style-name="表格295.A1" office:value-type="string">
            <text:p text:style-name="P33">size_t _rb_tree_size(const _rb_tree_t* cpt_rb_tree);</text:p>
          </table:table-cell>
        </table:table-row>
      </table:table>
      <text:p text:style-name="P11">描述：</text:p>
      <text:p text:style-name="P11"><text:tab/>获得rb tree容器中保存的数据的个数。</text:p>
      <text:p text:style-name="P11">参数：</text:p>
      <text:p text:style-name="P11"><text:tab/>cpt_rb_tree<text:tab/><text:tab/>rb tree容器。</text:p>
      <text:p text:style-name="P11">返回值：</text:p>
      <text:p text:style-name="P11"><text:tab/>rb tree容器中保存的数据的个数。</text:p>
      <text:p text:style-name="P27">注意：</text:p>
      <text:p text:style-name="P27"><text:tab/>如果cpt_rb_tree == NULL则函数的行为是未定义的，cpt_rb_tree必须是已经初始化的rb tree容器，否则函数的行为是未定义的。</text:p>
      <text:p text:style-name="P22"/>
      <table:table table:name="表格296" table:style-name="表格296">
        <table:table-column table:style-name="表格296.A"/>
        <table:table-row>
          <table:table-cell table:style-name="表格296.A1" office:value-type="string">
            <text:p text:style-name="P33"><text:span text:style-name="T37">bool</text:span>_t _rb_tree_empty(const _rb_tree_t* cpt_rb_tree);</text:p>
          </table:table-cell>
        </table:table-row>
      </table:table>
      <text:p text:style-name="P11">描述：</text:p>
      <text:p text:style-name="P11"><text:tab/><text:span text:style-name="T37">测试rb tree容器是否为空</text:span>。</text:p>
      <text:p text:style-name="P11">参数：</text:p>
      <text:p text:style-name="P11"><text:tab/>cpt_rb_tree<text:tab/><text:tab/>rb tree容器。</text:p>
      <text:p text:style-name="P11">返回值：</text:p>
      <text:p text:style-name="P11"><text:tab/><text:span text:style-name="T37">如果rb tree容器为空则返回true，否则返回false</text:span>。</text:p>
      <text:p text:style-name="P27">注意：</text:p>
      <text:p text:style-name="P27"><text:tab/>如果cpt_rb_tree == NULL则函数的行为是未定义的，cpt_rb_tree必须是已经初始化的rb tree容器，否则函数的行为是未定义的。</text:p>
      <text:p text:style-name="P22"/>
      <table:table table:name="表格297" table:style-name="表格297">
        <table:table-column table:style-name="表格297.A"/>
        <table:table-row>
          <table:table-cell table:style-name="表格297.A1" office:value-type="string">
            <text:p text:style-name="P33">size_t _rb_tree_max_size(const _rb_tree_t* cpt_rb_tree);</text:p>
          </table:table-cell>
        </table:table-row>
      </table:table>
      <text:p text:style-name="P11">描述：</text:p>
      <text:p text:style-name="P11"><text:tab/>获得rb tree容器<text:span text:style-name="T37">中数据的最大数量</text:span>。</text:p>
      <text:p text:style-name="P11">参数：</text:p>
      <text:p text:style-name="P11"><text:tab/>cpt_rb_tree<text:tab/><text:tab/>rb tree容器。</text:p>
      <text:p text:style-name="P11">返回值：</text:p>
      <text:p text:style-name="P11"><text:tab/>rb tree容器中保存的数据的个数<text:span text:style-name="T37">的最大值</text:span>。</text:p>
      <text:p text:style-name="P27">注意：</text:p>
      <text:p text:style-name="P27"><text:tab/>如果cpt_rb_tree == NULL则函数的行为是未定义的，cpt_rb_tree必须是已经初始化的rb tree容器，否则函数的行为是未定义的。</text:p>
      <text:p text:style-name="P22"/>
      <table:table table:name="表格298" table:style-name="表格298">
        <table:table-column table:style-name="表格298.A"/>
        <table:table-row>
          <table:table-cell table:style-name="表格298.A1" office:value-type="string">
            <text:p text:style-name="P33">_rb_tree_iterator_t _rb_tree_begin(const _rb_tree_t* cpt_rb_tree);</text:p>
          </table:table-cell>
        </table:table-row>
      </table:table>
      <text:p text:style-name="P11">描述：</text:p>
      <text:p text:style-name="P11"><text:tab/>获得引用rb tree容器中第一数据的迭代器。</text:p>
      <text:p text:style-name="P11">参数：</text:p>
      <text:p text:style-name="P11"><text:tab/>cpt_rb_tree<text:tab/><text:tab/>指向rb tree容器的指针。</text:p>
      <text:p text:style-name="P11">返回值：</text:p>
      <text:p text:style-name="P11"><text:tab/>返回引用rb tree容器中第一个数据的迭代器。</text:p>
      <text:p text:style-name="P11"><text:soft-page-break/>注意：</text:p>
      <text:p text:style-name="P27"><text:tab/>如果cpt_rb_tree == NULL则函数的行为是未定义的，rb tree容器必须已经初始化的，否则函数的行为是未定义的。如果rb tree容器为空，则返回值与_rb_tree_end(cpt_rb_tree)相等。</text:p>
      <text:p text:style-name="P22"/>
      <table:table table:name="表格299" table:style-name="表格299">
        <table:table-column table:style-name="表格299.A"/>
        <table:table-row>
          <table:table-cell table:style-name="表格299.A1" office:value-type="string">
            <text:p text:style-name="P33">_rb_tree_iterator_t _rb_tree_end(const _rb_tree_t* cpt_rb_tree);</text:p>
          </table:table-cell>
        </table:table-row>
      </table:table>
      <text:p text:style-name="P11">描述：</text:p>
      <text:p text:style-name="P11"><text:tab/>获得引用rb tree容器末尾的迭代器。</text:p>
      <text:p text:style-name="P11">参数：</text:p>
      <text:p text:style-name="P11"><text:tab/>cpt_rb_tree<text:tab/><text:tab/>指向rb tree容器的指针。</text:p>
      <text:p text:style-name="P11">返回值：</text:p>
      <text:p text:style-name="P11"><text:tab/>返回引用rb tree容器末尾的迭代器。</text:p>
      <text:p text:style-name="P11">注意：</text:p>
      <text:p text:style-name="P27"><text:tab/>如果cpt_rb_tree == NULL则函数的行为是未定义的，rb tree容器必须已经初始化的，否则函数的行为是未定义的。</text:p>
      <text:p text:style-name="P22"/>
      <table:table table:name="表格300" table:style-name="表格300">
        <table:table-column table:style-name="表格300.A"/>
        <table:table-row>
          <table:table-cell table:style-name="表格300.A1" office:value-type="string">
            <text:p text:style-name="P33">binary_function_t _rb_tree_key_comp(const _rb_tree_t* cpt_rb_tree);</text:p>
          </table:table-cell>
        </table:table-row>
      </table:table>
      <text:p text:style-name="P11">描述：</text:p>
      <text:p text:style-name="P11"><text:tab/>返回rb tree容器中的数据比较规则。</text:p>
      <text:p text:style-name="P11">参数：</text:p>
      <text:p text:style-name="P11"><text:tab/>cpt_rb_tree<text:tab/><text:tab/>指向rb tree容器的指针。</text:p>
      <text:p text:style-name="P11">返回值：</text:p>
      <text:p text:style-name="P11"><text:tab/>返回rb tree容器中的数据比较规则。</text:p>
      <text:p text:style-name="P11">注意：</text:p>
      <text:p text:style-name="P27"><text:tab/>如果cpt_rb_tree == NULL则函数的行为是未定义的，rb tree容器必须已经初始化的，否则函数的行为是未定义的。</text:p>
      <text:p text:style-name="P22"/>
      <table:table table:name="表格301" table:style-name="表格301">
        <table:table-column table:style-name="表格301.A"/>
        <table:table-row>
          <table:table-cell table:style-name="表格301.A1" office:value-type="string">
            <text:p text:style-name="P33">_rb_tree_iterator_t _rb_tree_find(</text:p>
            <text:p text:style-name="P33"><text:s text:c="4"/>const _rb_tree_t* cpt_rb_tree, const void* cpv_value);</text:p>
          </table:table-cell>
        </table:table-row>
      </table:table>
      <text:p text:style-name="P11">描述：</text:p>
      <text:p text:style-name="P11"><text:tab/>在rb tree容器中查找指定的数据。</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2" table:style-name="表格302">
        <table:table-column table:style-name="表格302.A"/>
        <table:table-row>
          <table:table-cell table:style-name="表格302.A1" office:value-type="string">
            <text:p text:style-name="P33">void _rb_tree_clear(_rb_tree_t* pt_rb_tree);</text:p>
          </table:table-cell>
        </table:table-row>
      </table:table>
      <text:p text:style-name="P11">描述：</text:p>
      <text:p text:style-name="P11"><text:tab/><text:span text:style-name="T37">删除rb tree容器中的所有数据</text:span>。</text:p>
      <text:p text:style-name="P11">参数：</text:p>
      <text:p text:style-name="P11"><text:tab/>pt_rb_tree<text:tab/><text:tab/>指向rb tree容器的指针。</text:p>
      <text:p text:style-name="P11"><text:soft-page-break/>返回值：</text:p>
      <text:p text:style-name="P11"><text:tab/><text:span text:style-name="T37">无。</text:span></text:p>
      <text:p text:style-name="P11">注意：</text:p>
      <text:p text:style-name="P27"><text:tab/>如果pt_rb_tree == NULL则函数的行为是未定义的，rb tree容器必须已经初始化的，否则函数的行为是未定义的。</text:p>
      <text:p text:style-name="P22"/>
      <table:table table:name="表格303" table:style-name="表格303">
        <table:table-column table:style-name="表格303.A"/>
        <table:table-row>
          <table:table-cell table:style-name="表格303.A1" office:value-type="string">
            <text:p text:style-name="P33">size_t _rb_tree_count(const _rb_tree_t* cpt_rb_tree, const void* cpv<text:span text:style-name="T37">_value</text:span>);</text:p>
          </table:table-cell>
        </table:table-row>
      </table:table>
      <text:p text:style-name="P11">描述：</text:p>
      <text:p text:style-name="P11"><text:tab/><text:span text:style-name="T37">返回rb tree容器中指定数据的数量</text:span>。</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rb tree容器中指定数据的数量。</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4" table:style-name="表格304">
        <table:table-column table:style-name="表格304.A"/>
        <table:table-row>
          <table:table-cell table:style-name="表格304.A1" office:value-type="string">
            <text:p text:style-name="P33">_rb_tree_iterator_t _rb_tree_lower_bound(</text:p>
            <text:p text:style-name="P33"><text:s text:c="4"/>const _rb_tree_t* cpt_rb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5" table:style-name="表格305">
        <table:table-column table:style-name="表格305.A"/>
        <table:table-row>
          <table:table-cell table:style-name="表格305.A1" office:value-type="string">
            <text:p text:style-name="P33">_rb_tree_iterator_t _rb_tree_upper_bound(</text:p>
            <text:p text:style-name="P33"><text:s text:c="4"/>const _rb_tree_t* cpt_rb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text:soft-page-break/></text:p>
      <table:table table:name="表格306" table:style-name="表格306">
        <table:table-column table:style-name="表格306.A"/>
        <table:table-row>
          <table:table-cell table:style-name="表格306.A1" office:value-type="string">
            <text:p text:style-name="P33">range_t _rb_tree_equal_range(</text:p>
            <text:p text:style-name="P33"><text:s text:c="4"/>const _rb_tree_t* cpt_rb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7" table:style-name="表格307">
        <table:table-column table:style-name="表格307.A"/>
        <table:table-row>
          <table:table-cell table:style-name="表格307.A1" office:value-type="string">
            <text:p text:style-name="P33">bool_t _rb_tree_equal(</text:p>
            <text:p text:style-name="P33"><text:s text:c="4"/>const _rb_tree_t* cpt_first, const _rb_tree_t* cpt_second);</text:p>
          </table:table-cell>
        </table:table-row>
      </table:table>
      <text:p text:style-name="P11">描述：</text:p>
      <text:p text:style-name="P11"><text:tab/>测试两个rb tree容器是否相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相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这两个容器不等。两个rb tree容器相等是指容器中的数据对应相等，并且容器中数据的数量也相等。如果cpt_first == cpt_second那么返回true。</text:p>
      <text:p text:style-name="P22"/>
      <table:table table:name="表格308" table:style-name="表格308">
        <table:table-column table:style-name="表格308.A"/>
        <table:table-row>
          <table:table-cell table:style-name="表格308.A1" office:value-type="string">
            <text:p text:style-name="P33">bool_t _rb_tree_not_equal(</text:p>
            <text:p text:style-name="P33"><text:s text:c="4"/>const _rb_tree_t* cpt_first, const _rb_tree_t* cpt_second);</text:p>
          </table:table-cell>
        </table:table-row>
      </table:table>
      <text:p text:style-name="P11">描述：</text:p>
      <text:p text:style-name="P11"><text:tab/>测试两个rb tree容器是否不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不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两个rb tree容器不等。两个rb tree容器不等是指容器中的对应的数据不相等，如果对应的数据都相等，那就要看容器中数据的数量是否不等。如果cpt_first == cpt_second那么返回false。</text:p>
      <text:p text:style-name="P22"><text:soft-page-break/></text:p>
      <table:table table:name="表格309" table:style-name="表格309">
        <table:table-column table:style-name="表格309.A"/>
        <table:table-row>
          <table:table-cell table:style-name="表格309.A1" office:value-type="string">
            <text:p text:style-name="P33">bool_t _rb_tree_less(const _rb_tree_t* cpt_first, const _rb_tree_t* cpt_second);</text:p>
          </table:table-cell>
        </table:table-row>
      </table:table>
      <text:p text:style-name="P11">描述：</text:p>
      <text:p text:style-name="P11"><text:tab/>测试第一个rb tree是否小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个rb tree中的数据小于第二个rb tree中对应的数据则返回true，如果大于则返回false，当两个rb tree中的对应数据相等，第一个rb tree中的数据数量小于第二个rb tree中数据的数量返回true，否则返回false。如果cpt_first == cpt_second那么返回false。</text:p>
      <text:p text:style-name="P22"/>
      <table:table table:name="表格310" table:style-name="表格310">
        <table:table-column table:style-name="表格310.A"/>
        <table:table-row>
          <table:table-cell table:style-name="表格310.A1" office:value-type="string">
            <text:p text:style-name="P33">bool_t _rb_tree_less_equal(</text:p>
            <text:p text:style-name="P33"><text:s text:c="4"/>const _rb_tree_t* cpt_first, const _rb_tree_t* cpt_second);</text:p>
          </table:table-cell>
        </table:table-row>
      </table:table>
      <text:p text:style-name="P11">描述：</text:p>
      <text:p text:style-name="P11"><text:tab/>测试第一个rb tree是否小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等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cpt_first == cpt_second那么返回true。</text:p>
      <text:p text:style-name="P22"/>
      <table:table table:name="表格311" table:style-name="表格311">
        <table:table-column table:style-name="表格311.A"/>
        <table:table-row>
          <table:table-cell table:style-name="表格311.A1" office:value-type="string">
            <text:p text:style-name="P33">bool_t _rb_tree_greater(</text:p>
            <text:p text:style-name="P33"><text:s text:c="4"/>const _rb_tree_t* cpt_first, const _rb_tree_t* cpt_second);</text:p>
          </table:table-cell>
        </table:table-row>
      </table:table>
      <text:p text:style-name="P11">描述：</text:p>
      <text:p text:style-name="P11"><text:tab/>测试第一个rb tree是否大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rb tree中的数据大于第二个rb tree中的对应的数据则返回true，小于则返回false，当对应的数据相等的时候，如果第一个rb tree中数据的<text:soft-page-break/>数量大于第二个rb tree中数据的数量的时候返回true否则返回false。如果cpdeqt_first == cpt_second那么返回false。</text:p>
      <text:p text:style-name="P22"/>
      <table:table table:name="表格312" table:style-name="表格312">
        <table:table-column table:style-name="表格312.A"/>
        <table:table-row>
          <table:table-cell table:style-name="表格312.A1" office:value-type="string">
            <text:p text:style-name="P33">bool_t _rb_tree_greater_equal(</text:p>
            <text:p text:style-name="P33"><text:s text:c="4"/>const _rb_tree_t* cpt_first, const _rb_tree_t* cpt_second);</text:p>
          </table:table-cell>
        </table:table-row>
      </table:table>
      <text:p text:style-name="P11">描述：</text:p>
      <text:p text:style-name="P11"><text:tab/>测试第一个rb tree是否大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等于第二个rb tree容器则返回true，否则返回false。</text:p>
      <text:p text:style-name="P11">注意：</text:p>
      <text:p text:style-name="P27"><text:tab/>如果 cpt_first == NULL或者cpt_second == NULL则函数的行为是未定义的，两个rb tree必须已经初始化的，否则函数的行为是未定义的。两个rb tree容器中保存的数据类型不同函数的行为是未定义的。如果 cpt_first == cpt_second 那么返回true。</text:p>
      <text:p text:style-name="P22"/>
      <table:table table:name="表格313" table:style-name="表格313">
        <table:table-column table:style-name="表格313.A"/>
        <table:table-row>
          <table:table-cell table:style-name="表格313.A1" office:value-type="string">
            <text:p text:style-name="P33">void _rb_tree_swap(_rb_tree_t* pt_first, _rb_tree_t* pt_second);</text:p>
          </table:table-cell>
        </table:table-row>
      </table:table>
      <text:p text:style-name="P11">描述：</text:p>
      <text:p text:style-name="P11"><text:tab/><text:span text:style-name="T37">交换两个rb tree容器。</text:span></text:p>
      <text:p text:style-name="P11">参数：</text:p>
      <text:p text:style-name="P11"><text:tab/>pt_first<text:tab/><text:tab/><text:tab/>指向rb tree容器的指针。</text:p>
      <text:p text:style-name="P11"><text:tab/>pt_second<text:tab/><text:tab/>指向rb tree容器的指针。</text:p>
      <text:p text:style-name="P11">返回值：</text:p>
      <text:p text:style-name="P11"><text:tab/><text:span text:style-name="T37">无</text:span>。</text:p>
      <text:p text:style-name="P11">注意：</text:p>
      <text:p text:style-name="P27"><text:tab/>如果 pt_first == NULL或者pt_second == NULL则函数的行为是未定义的，两个rb tree必须已经初始化的，否则函数的行为是未定义的。两个rb tree容器中保存的数据类型不同函数的行为是未定义的。如果_rb_tree_equal(pt_first, pt_second)，函数不执行任何动作。</text:p>
      <text:p text:style-name="P22"/>
      <table:table table:name="表格314" table:style-name="表格314">
        <table:table-column table:style-name="表格314.A"/>
        <table:table-row>
          <table:table-cell table:style-name="表格314.A1" office:value-type="string">
            <text:p text:style-name="P33"><text:span text:style-name="T25">_rb_tree_iterator_t</text:span> _rb_tree_insert_unique(</text:p>
            <text:p text:style-name="P33"><text:s text:c="4"/>_rb_tree_t* pt_rb_tree, const void* cpv<text:span text:style-name="T37">_value</text:span>);</text:p>
          </table:table-cell>
        </table:table-row>
      </table:table>
      <text:p text:style-name="P11">描述：</text:p>
      <text:p text:style-name="P11"><text:tab/><text:span text:style-name="T37">向rb tree容器中插入唯一的数据。</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5" table:style-name="表格315">
        <table:table-column table:style-name="表格315.A"/>
        <text:soft-page-break/>
        <table:table-row>
          <table:table-cell table:style-name="表格315.A1" office:value-type="string">
            <text:p text:style-name="P33"><text:span text:style-name="T25">_rb_tree_iterator_t</text:span> _rb_tree_insert_equal(</text:p>
            <text:p text:style-name="P33"><text:s text:c="4"/>_rb_tree_t* pt_rb_tree, const void* cpv<text:span text:style-name="T37">_value</text:span>);</text:p>
          </table:table-cell>
        </table:table-row>
      </table:table>
      <text:p text:style-name="P11">描述：</text:p>
      <text:p text:style-name="P11"><text:tab/><text:span text:style-name="T37">向rb tree容器中插入数据，数据可以重复。</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6" table:style-name="表格316">
        <table:table-column table:style-name="表格316.A"/>
        <table:table-row>
          <table:table-cell table:style-name="表格316.A1" office:value-type="string">
            <text:p text:style-name="P33"><text:span text:style-name="T25">void</text:span> _rb_tree_insert_unique_range(</text:p>
            <text:p text:style-name="P33"><text:s text:c="4"/>_rb_tree_t* pt_rb_tree,</text:p>
            <text:p text:style-name="P33"><text:span text:style-name="T37"><text:s text:c="4"/>_rb_tree_iterator_t it_begin, _rb_tree_iterator_t it_end</text:span>);</text:p>
          </table:table-cell>
        </table:table-row>
      </table:table>
      <text:p text:style-name="P11">描述：</text:p>
      <text:p text:style-name="P11"><text:tab/><text:span text:style-name="T37">向rb tree中插入指定的数据区间，数据必须唯一。</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it_begin, it_end)必须是有效的数据区间并且与保存在rb tree容器中的数据类型相同，否则函数的行为是未定义的。[it_begin, it_end)必须不属于pt_rb_tree，否则函数的行为是未定义的。</text:p>
      <text:p text:style-name="P22"/>
      <table:table table:name="表格317" table:style-name="表格317">
        <table:table-column table:style-name="表格317.A"/>
        <table:table-row>
          <table:table-cell table:style-name="表格317.A1" office:value-type="string">
            <text:p text:style-name="P33"><text:span text:style-name="T25">void</text:span> _rb_tree_insert_equal_range(</text:p>
            <text:p text:style-name="P33"><text:s text:c="4"/>_rb_tree_t* pt_rb_tree,</text:p>
            <text:p text:style-name="P33"><text:span text:style-name="T37"><text:s text:c="4"/>_rb_tree_iterator_t it_begin, _rb_tree_iterator_t it_end</text:span>);</text:p>
          </table:table-cell>
        </table:table-row>
      </table:table>
      <text:p text:style-name="P11">描述：</text:p>
      <text:p text:style-name="P11"><text:tab/><text:span text:style-name="T37">向rb tree中插入指定的数据区间。</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text:soft-page-break/>[it_begin, it_end)必须是有效的数据区间并且与保存在rb tree容器中的数据类型相同，否则函数的行为是未定义的。[it_begin, it_end)必须不属于pt_rb_tree，否则函数的行为是未定义的。</text:p>
      <text:p text:style-name="P22"/>
      <table:table table:name="表格318" table:style-name="表格318">
        <table:table-column table:style-name="表格318.A"/>
        <table:table-row>
          <table:table-cell table:style-name="表格318.A1" office:value-type="string">
            <text:p text:style-name="P33">void _rb_tree_erase_pos(_rb_tree_t* pt_rb_tree, _rb_tree_iterator_t it_pos);</text:p>
          </table:table-cell>
        </table:table-row>
      </table:table>
      <text:p text:style-name="P11">描述：</text:p>
      <text:p text:style-name="P11"><text:tab/>删除rb tree容器中指定位置的数据。</text:p>
      <text:p text:style-name="P11">参数：</text:p>
      <text:p text:style-name="P11"><text:tab/>pt_rb_tree<text:tab/>指向rb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pos是属于pt_rb_tree容器的有效的迭代器，否则函数的行为是未定义的。</text:p>
      <text:p text:style-name="P22"/>
      <table:table table:name="表格319" table:style-name="表格319">
        <table:table-column table:style-name="表格319.A"/>
        <table:table-row>
          <table:table-cell table:style-name="表格319.A1" office:value-type="string">
            <text:p text:style-name="P33">void _rb_tree_erase_range(_rb_tree_t* pt_rb_tree,</text:p>
            <text:p text:style-name="P33"><text:s text:c="4"/>_rb_tree_iterator_t it_begin, _rb_tree_iterator_t it_end);</text:p>
          </table:table-cell>
        </table:table-row>
      </table:table>
      <text:p text:style-name="P11">描述：</text:p>
      <text:p text:style-name="P11"><text:tab/>删除rb tree中指定数据区间的数据。</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begin, it_end)必须属于pt_rb_tree，否则函数的行为是未定义的。</text:p>
      <text:p text:style-name="P22"/>
      <table:table table:name="表格320" table:style-name="表格320">
        <table:table-column table:style-name="表格320.A"/>
        <table:table-row>
          <table:table-cell table:style-name="表格320.A1" office:value-type="string">
            <text:p text:style-name="P33">void _rb_tree_erase(_rb_tree_t* pt_rb_tree, const void* cpv_value);</text:p>
          </table:table-cell>
        </table:table-row>
      </table:table>
      <text:p text:style-name="P11">描述：</text:p>
      <text:p text:style-name="P11"><text:tab/><text:span text:style-name="T37">删除rb tree中指定的数据。</text:span></text:p>
      <text:p text:style-name="P11">参数：</text:p>
      <text:p text:style-name="P11"><text:tab/>pt_rb_tree<text:tab/><text:tab/>指向rb tree容器的指针。</text:p>
      <text:p text:style-name="P11"><text:tab/>cpv_value<text:tab/><text:tab/><text:span text:style-name="T37">要删除的指定数据。</text:span></text:p>
      <text:p text:style-name="P11">返回值：</text:p>
      <text:p text:style-name="P11"><text:tab/>被删除的数据的个数<text:span text:style-name="T37">。</text:span></text:p>
      <text:p text:style-name="P11">注意：</text:p>
      <text:p text:style-name="P27"><text:tab/>如果pt_rb_tree == NULL或者cpv_value == NULL则函数的行为是未定义的，rb tree容器必须已经初始化的，否则函数的行为是未定义的。指定的数据必须与保存在rb tree容器中的数据类型相同，否则函数的行为是未定义的。</text:p>
      <text:p text:style-name="P22"/>
      <text:list xml:id="list40256073" text:continue-numbering="true" text:style-name="WW8Num13">
        <text:list-item>
          <text:list>
            <text:list-item>
              <text:h text:style-name="P61" text:outline-level="2"><text:soft-page-break/>迭代器接口</text:h>
            </text:list-item>
          </text:list>
        </text:list-item>
      </text:list>
      <text:p text:style-name="P22"><text:tab/>rb tree的迭代器是双向的迭代器，所以它没有随机访问迭代器那么强大的功能，向前和向后移动只能单步运行。这些接口只能由迭代器接口使用，用户不应该直接使用这些接口函数。</text:p>
      <table:table table:name="表格278" table:style-name="表格278">
        <table:table-column table:style-name="表格278.A"/>
        <table:table-column table:style-name="表格278.B"/>
        <table:table-row>
          <table:table-cell table:style-name="表格278.A1" office:value-type="string">
            <text:p text:style-name="Table_20_Contents">_create_rb_tree_iterator</text:p>
          </table:table-cell>
          <table:table-cell table:style-name="表格278.B1" office:value-type="string">
            <text:p text:style-name="Table_20_Contents">创建rb tree迭代器。</text:p>
          </table:table-cell>
        </table:table-row>
        <table:table-row>
          <table:table-cell table:style-name="表格278.A2" office:value-type="string">
            <text:p text:style-name="Table_20_Contents">_rb_tree_iterator_get_value</text:p>
          </table:table-cell>
          <table:table-cell table:style-name="表格278.B2" office:value-type="string">
            <text:p text:style-name="Table_20_Contents">获得rb tree迭代器引用的数据。</text:p>
          </table:table-cell>
        </table:table-row>
        <table:table-row>
          <table:table-cell table:style-name="表格278.A2" office:value-type="string">
            <text:p text:style-name="Table_20_Contents">_rb_tree_iterator_get_pointer</text:p>
          </table:table-cell>
          <table:table-cell table:style-name="表格278.B2" office:value-type="string">
            <text:p text:style-name="Table_20_Contents">获得rb tree迭代器引用的数据的指针。</text:p>
          </table:table-cell>
        </table:table-row>
        <table:table-row>
          <table:table-cell table:style-name="表格278.A2" office:value-type="string">
            <text:p text:style-name="Table_20_Contents">_rb_tree_iterator_next</text:p>
          </table:table-cell>
          <table:table-cell table:style-name="表格278.B2" office:value-type="string">
            <text:p text:style-name="Table_20_Contents">获得引用下一个数据的迭代器。</text:p>
          </table:table-cell>
        </table:table-row>
        <table:table-row>
          <table:table-cell table:style-name="表格278.A2" office:value-type="string">
            <text:p text:style-name="Table_20_Contents">_rb_tree_iterator_prev</text:p>
          </table:table-cell>
          <table:table-cell table:style-name="表格278.B2" office:value-type="string">
            <text:p text:style-name="Table_20_Contents">获得引用前一个数据的迭代器。</text:p>
          </table:table-cell>
        </table:table-row>
        <table:table-row>
          <table:table-cell table:style-name="表格278.A2" office:value-type="string">
            <text:p text:style-name="Table_20_Contents">_rb_tree_iterator_equal</text:p>
          </table:table-cell>
          <table:table-cell table:style-name="表格278.B2" office:value-type="string">
            <text:p text:style-name="Table_20_Contents">测试两个迭代器是否相等。</text:p>
          </table:table-cell>
        </table:table-row>
        <table:table-row>
          <table:table-cell table:style-name="表格278.A2" office:value-type="string">
            <text:p text:style-name="Table_20_Contents">_rb_tree_iterator_distance</text:p>
          </table:table-cell>
          <table:table-cell table:style-name="表格278.B2" office:value-type="string">
            <text:p text:style-name="Table_20_Contents">计算两个迭代器之间的距离。</text:p>
          </table:table-cell>
        </table:table-row>
        <table:table-row>
          <table:table-cell table:style-name="表格278.A2" office:value-type="string">
            <text:p text:style-name="Table_20_Contents">_rb_tree_iterator_before</text:p>
          </table:table-cell>
          <table:table-cell table:style-name="表格278.B2" office:value-type="string">
            <text:p text:style-name="Table_20_Contents">测试第一个迭代器是否位于第二个迭代器前面。</text:p>
          </table:table-cell>
        </table:table-row>
      </table:table>
      <text:p text:style-name="P22"/>
      <text:p text:style-name="P22">函数原型</text:p>
      <table:table table:name="表格279" table:style-name="表格279">
        <table:table-column table:style-name="表格279.A"/>
        <table:table-row>
          <table:table-cell table:style-name="表格279.A1" office:value-type="string">
            <text:p text:style-name="P33">_rb_tree_iterator_t _create_rb_tree_iterator(void);</text:p>
          </table:table-cell>
        </table:table-row>
      </table:table>
      <text:p text:style-name="P11">描述：</text:p>
      <text:p text:style-name="P11"><text:tab/>创建一个rb tree迭代器。</text:p>
      <text:p text:style-name="P11">参数：</text:p>
      <text:p text:style-name="P11"><text:tab/>无。</text:p>
      <text:p text:style-name="P11">返回值：</text:p>
      <text:p text:style-name="P11"><text:tab/>rb tree迭代器。</text:p>
      <text:p text:style-name="P11">注意：</text:p>
      <text:p text:style-name="P27"><text:tab/>返回的rb tree迭代器并不是有效的迭代器，它没有与任何迭代器关联。这个函数只是做了一些必要的初始化工作，返回的迭代器供其他接口使用。</text:p>
      <text:p text:style-name="P22"><text:bookmark-start text:name="__DdeLink__7600_195896866421"/></text:p>
      <table:table table:name="表格280" table:style-name="表格280">
        <table:table-column table:style-name="表格280.A"/>
        <table:table-row>
          <table:table-cell table:style-name="表格280.A1" office:value-type="string">
            <text:p text:style-name="P33">void _rb_tree_iterator_get_value(_rb_tree_iterator_t it_iter, void* pv_value);</text:p>
          </table:table-cell>
        </table:table-row>
      </table:table>
      <text:p text:style-name="P11">描述：</text:p>
      <text:p text:style-name="P11"><text:tab/>获得迭代器引用的数据。</text:p>
      <text:p text:style-name="P11">参数：</text:p>
      <text:p text:style-name="P11"><text:tab/>it_iter<text:tab/><text:tab/>rb tree迭代器。</text:p>
      <text:p text:style-name="P11"><text:tab/>pv_value<text:tab/><text:tab/>保存数据的缓冲区。</text:p>
      <text:p text:style-name="P11">返回值：</text:p>
      <text:p text:style-name="P11"><text:tab/>无。</text:p>
      <text:p text:style-name="P11">注意：</text:p>
      <text:p text:style-name="P27"><text:tab/>it_iter是有效的rb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text:p>
      <text:p text:style-name="P22"/>
      <table:table table:name="表格281" table:style-name="表格281">
        <table:table-column table:style-name="表格281.A"/>
        <text:soft-page-break/>
        <table:table-row>
          <table:table-cell table:style-name="表格281.A1" office:value-type="string">
            <text:p text:style-name="P33">const void* _rb_tree_iterator_get_pointer(_rb_tree_iterator_t it_iter); </text:p>
          </table:table-cell>
        </table:table-row>
      </table:table>
      <text:p text:style-name="P11">描述：</text:p>
      <text:p text:style-name="P11"><text:tab/>获得迭代器引用的数据的指针。</text:p>
      <text:p text:style-name="P11">参数：</text:p>
      <text:p text:style-name="P11"><text:tab/>it_iter<text:tab/><text:tab/>rb tree迭代器。</text:p>
      <text:p text:style-name="P11">返回值：</text:p>
      <text:p text:style-name="P11"><text:tab/>指向迭代器引用的数据的指针。</text:p>
      <text:p text:style-name="P11">注意：</text:p>
      <text:p text:style-name="P27"><text:tab/>it_iter是有效的rb tree迭代器，否则函数的行为是未定义的。</text:p>
      <text:p text:style-name="P22"/>
      <table:table table:name="表格282" table:style-name="表格282">
        <table:table-column table:style-name="表格282.A"/>
        <table:table-row>
          <table:table-cell table:style-name="表格282.A1" office:value-type="string">
            <text:p text:style-name="P33">_rb_tree_iterator_t _rb_tree_iterator_next(_rb_tree_iterator_t it_iter);</text:p>
          </table:table-cell>
        </table:table-row>
      </table:table>
      <text:p text:style-name="P11">描述：</text:p>
      <text:p text:style-name="P11"><text:tab/>获得引用下一个数据的迭代器。</text:p>
      <text:p text:style-name="P11">参数：</text:p>
      <text:p text:style-name="P11"><text:tab/>it_iter<text:tab/><text:tab/>rb tree迭代器。</text:p>
      <text:p text:style-name="P11">返回值：</text:p>
      <text:p text:style-name="P11"><text:tab/>返回引用下一个数据的迭代器。</text:p>
      <text:p text:style-name="P11">注意：</text:p>
      <text:p text:style-name="P27"><text:tab/>it_iter是有效的rb tree迭代器，否则函数的行为是未定义的。引用下一个数据的迭代器也必须是rb tree有效的迭代器，否则函数的行为是未定义的。</text:p>
      <text:p text:style-name="P22"/>
      <table:table table:name="表格283" table:style-name="表格283">
        <table:table-column table:style-name="表格283.A"/>
        <table:table-row>
          <table:table-cell table:style-name="表格283.A1" office:value-type="string">
            <text:p text:style-name="P33">_rb_tree_iterator_t _rb_tree_iterator_prev(_rb_tree_iterator_t it_iter);</text:p>
          </table:table-cell>
        </table:table-row>
      </table:table>
      <text:p text:style-name="P11">描述：</text:p>
      <text:p text:style-name="P11"><text:tab/>获得引用上一个数据的迭代器。</text:p>
      <text:p text:style-name="P11">参数：</text:p>
      <text:p text:style-name="P11"><text:tab/>it_iter<text:tab/><text:tab/>rb tree迭代器。</text:p>
      <text:p text:style-name="P11">返回值：</text:p>
      <text:p text:style-name="P11"><text:tab/>返回引用上一个数据的迭代器。</text:p>
      <text:p text:style-name="P11">注意：</text:p>
      <text:p text:style-name="P27"><text:tab/>it_iter是有效的rb tree迭代器，否则函数的行为是未定义的。引用上一个数据的迭代器也必须是rb tree有效的迭代器，否则函数的行为是未定义的。</text:p>
      <text:p text:style-name="P22"/>
      <table:table table:name="表格284" table:style-name="表格284">
        <table:table-column table:style-name="表格284.A"/>
        <table:table-row>
          <table:table-cell table:style-name="表格284.A1" office:value-type="string">
            <text:p text:style-name="P33">bool_t _rb_tree_iterator_equal(</text:p>
            <text:p text:style-name="P33"><text:s text:c="4"/>_rb_tree_iterator_t it_first, _rb_tree_iterator_t it_second);</text:p>
          </table:table-cell>
        </table:table-row>
      </table:table>
      <text:p text:style-name="P11">描述：</text:p>
      <text:p text:style-name="P11"><text:tab/>测试两个迭代器是否相等。</text:p>
      <text:p text:style-name="P11">参数：</text:p>
      <text:p text:style-name="P11"><text:tab/>it_first<text:tab/><text:tab/>rb tree迭代器。</text:p>
      <text:p text:style-name="P11"><text:tab/>it_second<text:tab/><text:tab/>rb tree迭代器。</text:p>
      <text:p text:style-name="P11">返回值：</text:p>
      <text:p text:style-name="P11"><text:tab/>如果两个迭代器相等则返回true，否则返回false。</text:p>
      <text:p text:style-name="P11">注意：</text:p>
      <text:p text:style-name="P27"><text:soft-page-break/><text:tab/>两个iter是属于同一个rb tree容器的有效的rb tree迭代器，否则函数的行为是未定义的。两个rb tree迭代器相等是指两个迭代器引用相同的数据。</text:p>
      <text:p text:style-name="P22"/>
      <table:table table:name="表格285" table:style-name="表格285">
        <table:table-column table:style-name="表格285.A"/>
        <table:table-row>
          <table:table-cell table:style-name="表格285.A1" office:value-type="string">
            <text:p text:style-name="P33">int _rb_tree_iterator_distance(</text:p>
            <text:p text:style-name="P33"><text:s text:c="4"/>_rb_tree_iterator_t it_first, _rb_tree_iterator_t it_second);</text:p>
          </table:table-cell>
        </table:table-row>
      </table:table>
      <text:p text:style-name="P11">描述：</text:p>
      <text:p text:style-name="P11"><text:tab/>计算两个迭代器之间的距离。</text:p>
      <text:p text:style-name="P11">参数：</text:p>
      <text:p text:style-name="P11"><text:tab/>it_iterfirst<text:tab/><text:tab/>rb tree迭代器。</text:p>
      <text:p text:style-name="P11"><text:tab/>it_itersecond<text:tab/><text:tab/>rb tree迭代器。</text:p>
      <text:p text:style-name="P11">返回值：</text:p>
      <text:p text:style-name="P11"><text:tab/>返回两个迭代器之间的距离。</text:p>
      <text:p text:style-name="P11">注意：</text:p>
      <text:p text:style-name="P27"><text:tab/>两个iter是属于同一个rb tree容器的有效的rb tree迭代器，否则函数的行为是未定义的。如果it_first引用的数据在it_second前面那么结果&gt;0，it_first引用的数据在it_second后面那么结果&lt;0，如果两个迭代器相等那么结果为0。</text:p>
      <text:p text:style-name="P22"/>
      <table:table table:name="表格286" table:style-name="表格286">
        <table:table-column table:style-name="表格286.A"/>
        <table:table-row>
          <table:table-cell table:style-name="表格286.A1" office:value-type="string">
            <text:p text:style-name="P33">bool_t _rb_tree_iterator_before(</text:p>
            <text:p text:style-name="P33"><text:s text:c="4"/>_rb_tree_iterator_t it_first, _rb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rb tree迭代器。</text:p>
      <text:p text:style-name="P11"><text:tab/>it_second<text:tab/><text:tab/>rb tree迭代器。</text:p>
      <text:p text:style-name="P11">返回值：</text:p>
      <text:p text:style-name="P11"><text:tab/>如果第一个迭代器在第二个迭代器的前面则返回true，否则返回false。</text:p>
      <text:p text:style-name="P11">注意：</text:p>
      <text:p text:style-name="P27"><text:tab/>两个iter是属于同一个rb tree容器的有效的rb tree迭代器，否则函数的行为是未定义的。</text:p>
      <text:p text:style-name="P22"/>
      <text:list xml:id="list40237216" text:continue-numbering="true" text:style-name="WW8Num13">
        <text:list-item>
          <text:list>
            <text:list-item>
              <text:h text:style-name="P61" text:outline-level="2">内部和辅助<text:span text:style-name="T23">接口</text:span></text:h>
            </text:list-item>
          </text:list>
        </text:list-item>
      </text:list>
      <text:p text:style-name="P22"><text:tab/>rb tree也只是提供了简单的内部接口。</text:p>
      <table:table table:name="表格275" table:style-name="表格275">
        <table:table-column table:style-name="表格275.A"/>
        <table:table-column table:style-name="表格275.B"/>
        <table:table-row>
          <table:table-cell table:style-name="表格275.A1" office:value-type="string">
            <text:p text:style-name="Table_20_Contents">_create_rb_tree_auxiliary</text:p>
          </table:table-cell>
          <table:table-cell table:style-name="表格275.B1" office:value-type="string">
            <text:p text:style-name="Table_20_Contents">创建rb tree容器的辅助函数。</text:p>
          </table:table-cell>
        </table:table-row>
        <table:table-row>
          <table:table-cell table:style-name="表格275.A2" office:value-type="string">
            <text:p text:style-name="Table_20_Contents">_rb_tree_destroy_auxiliary</text:p>
          </table:table-cell>
          <table:table-cell table:style-name="表格275.B2" office:value-type="string">
            <text:p text:style-name="Table_20_Contents">销毁rb tree容器的辅助函数。</text:p>
          </table:table-cell>
        </table:table-row>
      </table:table>
      <text:p text:style-name="P22"/>
      <table:table table:name="表格276" table:style-name="表格276">
        <table:table-column table:style-name="表格276.A"/>
        <table:table-row>
          <table:table-cell table:style-name="表格276.A1" office:value-type="string">
            <text:p text:style-name="P33">bool_t _create_rb_tree_auxiliary(_rb_tree_t* pt_rb_tree, const char* s_typename);</text:p>
          </table:table-cell>
        </table:table-row>
      </table:table>
      <text:p text:style-name="P11">描述：</text:p>
      <text:p text:style-name="P11"><text:tab/>创建一个rb tree容器的辅助函数。</text:p>
      <text:p text:style-name="P11">参数：</text:p>
      <text:p text:style-name="P11"><text:tab/>pt_rb_tree<text:tab/><text:tab/>没有创建的rb tree容器。</text:p>
      <text:p text:style-name="P11"><text:soft-page-break/><text:tab/>s_typename<text:tab/><text:tab/>rb tree中保存的数据类型的名字。</text:p>
      <text:p text:style-name="P11">返回值：</text:p>
      <text:p text:style-name="P11"><text:tab/>创建成功返回true, 否则返回false。</text:p>
      <text:p text:style-name="P11">注意：</text:p>
      <text:p text:style-name="P27"><text:tab/>如果pt_rb_tree == NULL 或者s_typename == NULL则函数的行为是未定义的。s_typename必须是C内建类型，libcstl内建类型以及已经注册的用户自定义类型，否则创建失败。</text:p>
      <text:p text:style-name="P22"/>
      <table:table table:name="表格277" table:style-name="表格277">
        <table:table-column table:style-name="表格277.A"/>
        <table:table-row>
          <table:table-cell table:style-name="表格277.A1" office:value-type="string">
            <text:p text:style-name="P33">void _rb_tree_destroy_auxiliary(_rb_tree_t* pt_rb_tree);</text:p>
          </table:table-cell>
        </table:table-row>
      </table:table>
      <text:p text:style-name="P11">描述：</text:p>
      <text:p text:style-name="P11"><text:tab/>销毁rb tree容器的辅助函数。</text:p>
      <text:p text:style-name="P11">参数：</text:p>
      <text:p text:style-name="P11"><text:tab/>pt_rb_tree<text:tab/><text:tab/>rb tree容器。</text:p>
      <text:p text:style-name="P11">返回值：</text:p>
      <text:p text:style-name="P11"><text:tab/>无。</text:p>
      <text:p text:style-name="P11">注意：</text:p>
      <text:p text:style-name="P27"><text:tab/>如果pt_rb_tree == NULL或者rb tree不是使用_create_rb_tree生成的则函数的行为是未定义的。</text:p>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ext:soft-page-break/>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3">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3">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3">bool_t _rb_tree_iterator_belong_to_rb_tree(</text:p>
            <text:p text:style-name="P33"><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3">bool_t _rb_tree_same_rb_tree_iterator_type(</text:p>
            <text:p text:style-name="P33"><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soft-page-break/><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3">bool_t _rb_tree_rbnode_belong_to_rb_tree(</text:p>
            <text:p text:style-name="P33"><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3">bool_t _rb_tree_same_type(</text:p>
            <text:p text:style-name="P33"><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3">bool_t _rb_tree_same_type_ex(</text:p>
            <text:p text:style-name="P33"><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soft-page-break/><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3">_rbnode_t* _rb_tree_destroy_subtree(</text:p>
            <text:p text:style-name="P33"><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3">_rbnode_t* _rb_tree_find_value(</text:p>
            <text:p text:style-name="P33"><text:s text:c="4"/>const _rb_tree_t* cpt_rb_tree, const _rbnode_t* cpt_root,</text:p>
            <text:p text:style-name="P33"><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3">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3">_rbnode_t* _rb_tree_anticlockwise_rotation(_rbnode_t* pt_root);</text:p>
          </table:table-cell>
        </table:table-row>
      </table:table>
      <text:p text:style-name="P11"><text:soft-page-break/>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3">_rb_tree_insert_result_t _rb_tree_insert_rbnode(</text:p>
            <text:p text:style-name="P33"><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3">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3">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ext:soft-page-break/>
        <table:table-row>
          <table:table-cell table:style-name="表格270.A1" office:value-type="string">
            <text:p text:style-name="P33">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71" table:style-name="表格271">
        <table:table-column table:style-name="表格271.A"/>
        <table:table-row>
          <table:table-cell table:style-name="表格271.A1" office:value-type="string">
            <text:p text:style-name="P33">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3">void _rb_tree_fixup_deletion(</text:p>
            <text:p text:style-name="P33"><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3">void _rb_tree_init_elem_auxiliary(_rb_tree_t* pt_rb_tree, _rbnode_t* pt_node);</text:p>
          </table:table-cell>
        </table:table-row>
      </table:table>
      <text:p text:style-name="P11">描述：</text:p>
      <text:p text:style-name="P11"><text:tab/>初始化数据的辅助函数。</text:p>
      <text:p text:style-name="P11">参数：</text:p>
      <text:p text:style-name="P11"><text:soft-page-break/><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3">void _rb_tree_elem_compare_auxiliary(const _rb_tree_t* cpt_rb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0236095" text:continue-numbering="true" text:style-name="WW8Num13">
        <text:list-item>
          <text:h text:style-name="P54" text:outline-level="1"><text:soft-page-break/>set和<text:span text:style-name="T20">multiset</text:span></text:h>
          <text:list>
            <text:list-item>
              <text:h text:style-name="P57" text:outline-level="2"><text:span text:style-name="T6">set</text:span>和<text:span text:style-name="T6">multiset</text:span>的机制</text:h>
            </text:list-item>
          </text:list>
        </text:list-item>
      </text:list>
      <text:p text:style-name="P22"><text:tab/>Set和multiset是集合的抽象，集合中的数据是有序的，可以实现数据的快速查找。set和multiset的底层可以使用avl tree或者是rb tree，set和multiset是对于avl tree或者rb tree的封装，它们的区别就是set中不包含重复的元素，mutiset允许数据的重复。</text:p>
      <text:p text:style-name="P22"/>
      <text:list xml:id="list40240393" text:continue-numbering="true" text:style-name="WW8Num13">
        <text:list-item>
          <text:list>
            <text:list-item>
              <text:h text:style-name="P57" text:outline-level="2"><text:span text:style-name="T6">set</text:span>和<text:span text:style-name="T6">multiset</text:span>的迭代器</text:h>
            </text:list-item>
          </text:list>
        </text:list-item>
      </text:list>
      <text:p text:style-name="P22"><text:tab/>Set和multiset的迭代器就是avl tree或者rb tree 的实现。</text:p>
      <text:p text:style-name="P22"/>
      <text:list xml:id="list40233610" text:continue-numbering="true" text:style-name="WW8Num13">
        <text:list-item>
          <text:list>
            <text:list-item>
              <text:h text:style-name="P60" text:outline-level="2">set和multiset的代码结构</text:h>
            </text:list-item>
          </text:list>
        </text:list-item>
      </text:list>
      <text:p text:style-name="P22"><text:tab/>set的代码结构如下</text:p>
      <table:table table:name="表格321" table:style-name="表格321">
        <table:table-column table:style-name="表格321.A"/>
        <table:table-row>
          <table:table-cell table:style-name="表格321.A1" office:value-type="string">
            <text:p text:style-name="P33">typedef struct _tagset</text:p>
            <text:p text:style-name="P33">{ </text:p>
            <text:p text:style-name="P33">#ifdef CSTL_SET_AVL_TREE</text:p>
            <text:p text:style-name="P33"><text:s text:c="4"/>_avl_tree_t _t_tree;</text:p>
            <text:p text:style-name="P33">#else</text:p>
            <text:p text:style-name="P33"><text:s text:c="4"/>_rb_tree_t <text:s/>_t_tree;</text:p>
            <text:p text:style-name="P33">}set_t;</text:p>
          </table:table-cell>
        </table:table-row>
      </table:table>
      <text:p text:style-name="P22"><text:tab/>multiset的代码结构如下</text:p>
      <table:table table:name="表格322" table:style-name="表格322">
        <table:table-column table:style-name="表格322.A"/>
        <table:table-row>
          <table:table-cell table:style-name="表格322.A1" office:value-type="string">
            <text:p text:style-name="P33">typedef struct _tagmultiset</text:p>
            <text:p text:style-name="P33">{ </text:p>
            <text:p text:style-name="P33">#ifdef CSTL_SET_AVL_TREE</text:p>
            <text:p text:style-name="P33"><text:s text:c="4"/>_avl_tree_t _t_tree;</text:p>
            <text:p text:style-name="P33">#else</text:p>
            <text:p text:style-name="P33"><text:s text:c="4"/>_rb_tree_t <text:s/>_t_tree;</text:p>
            <text:p text:style-name="P33">}multiset_t;</text:p>
          </table:table-cell>
        </table:table-row>
      </table:table>
      <text:p text:style-name="P22"><text:tab/>可以通过配置来决定使用avl tree还是使用rb tree作为底层实现。</text:p>
      <text:p text:style-name="P22"/>
      <text:p text:style-name="P22"/>
      <text:list xml:id="list40258332" text:continue-numbering="true" text:style-name="WW8Num13">
        <text:list-item>
          <text:list>
            <text:list-item>
              <text:h text:style-name="P61" text:outline-level="2"><text:soft-page-break/>外部接口</text:h>
            </text:list-item>
          </text:list>
        </text:list-item>
      </text:list>
      <text:p text:style-name="P22"/>
      <text:p text:style-name="P22"/>
      <text:p text:style-name="P22"/>
      <text:list xml:id="list40250396" text:continue-numbering="true" text:style-name="WW8Num13">
        <text:list-item>
          <text:list>
            <text:list-item>
              <text:h text:style-name="P61" text:outline-level="2">迭代器接口</text:h>
            </text:list-item>
          </text:list>
        </text:list-item>
      </text:list>
      <text:p text:style-name="P22"/>
      <text:p text:style-name="P22"/>
      <text:p text:style-name="P22"/>
      <text:list xml:id="list40247094" text:continue-numbering="true" text:style-name="WW8Num13">
        <text:list-item>
          <text:list>
            <text:list-item>
              <text:h text:style-name="P61" text:outline-level="2">内部和辅助接口</text:h>
            </text:list-item>
          </text:list>
        </text:list-item>
      </text:list>
      <text:p text:style-name="P22"><text:tab/>set提供的内部接口是为了给外部几口使用。</text:p>
      <table:table table:name="表格329" table:style-name="表格329">
        <table:table-column table:style-name="表格329.A"/>
        <table:table-column table:style-name="表格329.B"/>
        <table:table-row>
          <table:table-cell table:style-name="表格329.A1" office:value-type="string">
            <text:p text:style-name="Table_20_Contents">_create_set</text:p>
          </table:table-cell>
          <table:table-cell table:style-name="表格329.B1" office:value-type="string">
            <text:p text:style-name="Table_20_Contents">创建set容器。</text:p>
          </table:table-cell>
        </table:table-row>
        <table:table-row>
          <table:table-cell table:style-name="表格329.A2" office:value-type="string">
            <text:p text:style-name="Table_20_Contents">_create_set_auxiliary</text:p>
          </table:table-cell>
          <table:table-cell table:style-name="表格329.B2" office:value-type="string">
            <text:p text:style-name="Table_20_Contents">创建set容器的辅助函数。</text:p>
          </table:table-cell>
        </table:table-row>
        <table:table-row>
          <table:table-cell table:style-name="表格329.A2" office:value-type="string">
            <text:p text:style-name="Table_20_Contents">_set_destroy_auxiliary</text:p>
          </table:table-cell>
          <table:table-cell table:style-name="表格329.B2" office:value-type="string">
            <text:p text:style-name="Table_20_Contents">销毁set容器的辅助函数。</text:p>
          </table:table-cell>
        </table:table-row>
        <table:table-row>
          <table:table-cell table:style-name="表格329.A2" office:value-type="string">
            <text:p text:style-name="Table_20_Contents">_set_find</text:p>
          </table:table-cell>
          <table:table-cell table:style-name="表格329.B2" office:value-type="string">
            <text:p text:style-name="Table_20_Contents">在set容器中查找指定的数据。</text:p>
          </table:table-cell>
        </table:table-row>
        <table:table-row>
          <table:table-cell table:style-name="表格329.A2" office:value-type="string">
            <text:p text:style-name="Table_20_Contents">_set_find_varg</text:p>
          </table:table-cell>
          <table:table-cell table:style-name="表格329.B2" office:value-type="string">
            <text:p text:style-name="Table_20_Contents">在set容器中查找指定的数据，数据来自于可变参数列表。</text:p>
          </table:table-cell>
        </table:table-row>
        <table:table-row>
          <table:table-cell table:style-name="表格329.A2" office:value-type="string">
            <text:p text:style-name="Table_20_Contents">_set_count</text:p>
          </table:table-cell>
          <table:table-cell table:style-name="表格329.B2" office:value-type="string">
            <text:p text:style-name="Table_20_Contents">返回set容器中指定数据的数量。</text:p>
          </table:table-cell>
        </table:table-row>
        <table:table-row>
          <table:table-cell table:style-name="表格329.A2" office:value-type="string">
            <text:p text:style-name="Table_20_Contents">_set_count_varg</text:p>
          </table:table-cell>
          <table:table-cell table:style-name="表格329.B2" office:value-type="string">
            <text:p text:style-name="Table_20_Contents">返回set容器中指定数据的数量，数据来自于可变参数列表。</text:p>
          </table:table-cell>
        </table:table-row>
        <table:table-row>
          <table:table-cell table:style-name="表格329.A2" office:value-type="string">
            <text:p text:style-name="Table_20_Contents">_set_lower_bound</text:p>
          </table:table-cell>
          <table:table-cell table:style-name="表格329.B2" office:value-type="string">
            <text:p text:style-name="Table_20_Contents">返回指向第一个大于等于指定数据的迭代器。</text:p>
          </table:table-cell>
        </table:table-row>
        <table:table-row>
          <table:table-cell table:style-name="表格329.A2" office:value-type="string">
            <text:p text:style-name="Table_20_Contents">_set_lower_bound_varg</text:p>
          </table:table-cell>
          <table:table-cell table:style-name="表格329.B2" office:value-type="string">
            <text:p text:style-name="Table_20_Contents">返回指向第一个大于等于指定数据的迭代器，数据来自于可变参数列表。</text:p>
          </table:table-cell>
        </table:table-row>
        <table:table-row>
          <table:table-cell table:style-name="表格329.A2" office:value-type="string">
            <text:p text:style-name="Table_20_Contents">_set_upper_bound</text:p>
          </table:table-cell>
          <table:table-cell table:style-name="表格329.B2" office:value-type="string">
            <text:p text:style-name="Table_20_Contents">返回指向第一个大于指定数据的迭代器。</text:p>
          </table:table-cell>
        </table:table-row>
        <table:table-row>
          <table:table-cell table:style-name="表格329.A2" office:value-type="string">
            <text:p text:style-name="Table_20_Contents">_set_upper_bound_varg</text:p>
          </table:table-cell>
          <table:table-cell table:style-name="表格329.B2" office:value-type="string">
            <text:p text:style-name="Table_20_Contents">返回指向第一个大于指定数据的迭代器，数据来自于可变参数列表。</text:p>
          </table:table-cell>
        </table:table-row>
        <table:table-row>
          <table:table-cell table:style-name="表格329.A2" office:value-type="string">
            <text:p text:style-name="Table_20_Contents">_set_equal_range</text:p>
          </table:table-cell>
          <table:table-cell table:style-name="表格329.B2" office:value-type="string">
            <text:p text:style-name="Table_20_Contents">返回包含指定数据的数据区间。</text:p>
          </table:table-cell>
        </table:table-row>
        <table:table-row>
          <table:table-cell table:style-name="表格329.A2" office:value-type="string">
            <text:p text:style-name="Table_20_Contents">_set_equal_range_varg</text:p>
          </table:table-cell>
          <table:table-cell table:style-name="表格329.B2" office:value-type="string">
            <text:p text:style-name="Table_20_Contents">返回包含指定数据的数据区间，数据来自于可变参数列表。</text:p>
          </table:table-cell>
        </table:table-row>
        <table:table-row>
          <table:table-cell table:style-name="表格329.A2" office:value-type="string">
            <text:p text:style-name="Table_20_Contents">_set_erase</text:p>
          </table:table-cell>
          <table:table-cell table:style-name="表格329.B2" office:value-type="string">
            <text:p text:style-name="Table_20_Contents">删除set中指定的数据。</text:p>
          </table:table-cell>
        </table:table-row>
        <table:table-row>
          <table:table-cell table:style-name="表格329.A2" office:value-type="string">
            <text:p text:style-name="Table_20_Contents">_set_erase_varg</text:p>
          </table:table-cell>
          <table:table-cell table:style-name="表格329.B2" office:value-type="string">
            <text:p text:style-name="Table_20_Contents">删除set中指定的数据，数据来自于可变参数列表。</text:p>
          </table:table-cell>
        </table:table-row>
        <table:table-row>
          <table:table-cell table:style-name="表格329.A2" office:value-type="string">
            <text:p text:style-name="Table_20_Contents">_set_inser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varg</text:p>
          </table:table-cell>
          <table:table-cell table:style-name="表格329.B2" office:value-type="string">
            <text:p text:style-name="Table_20_Contents">向set中插入数据，数据必须唯一，数据来自于可变参数列表。</text:p>
          </table:table-cell>
        </table:table-row>
        <text:soft-page-break/>
        <table:table-row>
          <table:table-cell table:style-name="表格329.A2" office:value-type="string">
            <text:p text:style-name="Table_20_Contents">_set_insert_hin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hin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it_elem_auxiliary</text:p>
          </table:table-cell>
          <table:table-cell table:style-name="表格329.B2" office:value-type="string">
            <text:p text:style-name="Table_20_Contents">初始化数据的辅助函数。</text:p>
          </table:table-cell>
        </table:table-row>
      </table:table>
      <text:p text:style-name="P22"/>
      <text:p text:style-name="P22">函数原型</text:p>
      <table:table table:name="表格330" table:style-name="表格330">
        <table:table-column table:style-name="表格330.A"/>
        <table:table-row>
          <table:table-cell table:style-name="表格330.A1" office:value-type="string">
            <text:p text:style-name="P33">set_t* _create_set(const char* s_typename);</text:p>
          </table:table-cell>
        </table:table-row>
      </table:table>
      <text:p text:style-name="P11">描述：</text:p>
      <text:p text:style-name="P11"><text:tab/>创建一个set迭代器。</text:p>
      <text:p text:style-name="P11">参数：</text:p>
      <text:p text:style-name="P11"><text:tab/>s_typename<text:tab/><text:tab/>类型描述。</text:p>
      <text:p text:style-name="P11">返回值：</text:p>
      <text:p text:style-name="P11"><text:tab/>成功返回指向set容器的指针，否则返回NULL。</text:p>
      <text:p text:style-name="P27">注意：</text:p>
      <text:p text:style-name="P27"><text:tab/>s_typename != NULL，否则函数的行为是未定义的。</text:p>
      <text:p text:style-name="P22"/>
      <table:table table:name="表格331" table:style-name="表格331">
        <table:table-column table:style-name="表格331.A"/>
        <table:table-row>
          <table:table-cell table:style-name="表格331.A1" office:value-type="string">
            <text:p text:style-name="P33">bool_t _create_set_auxiliary(set_t* pset_set, const char* s_typename);</text:p>
          </table:table-cell>
        </table:table-row>
      </table:table>
      <text:p text:style-name="P11">描述：</text:p>
      <text:p text:style-name="P11"><text:tab/>创建一个set容器的辅助函数。</text:p>
      <text:p text:style-name="P11">参数：</text:p>
      <text:p text:style-name="P27"><text:tab/>pset_set<text:tab/><text:tab/><text:tab/>没有创建的set容器。</text:p>
      <text:p text:style-name="P11"><text:tab/>s_typename<text:tab/><text:tab/>set中保存的数据类型的名字。</text:p>
      <text:p text:style-name="P11">返回值：</text:p>
      <text:p text:style-name="P11"><text:tab/>创建成功返回true, 否则返回false。</text:p>
      <text:p text:style-name="P11">注意：</text:p>
      <text:p text:style-name="P27"><text:tab/>如果pset_set == NULL 或者s_typename == NULL则函数的行为是未定义的。s_typename必须是C内建类型，libcstl内建类型以及已经注册的用户自定义类型，否则创建失败。</text:p>
      <text:p text:style-name="P22"/>
      <table:table table:name="表格332" table:style-name="表格332">
        <table:table-column table:style-name="表格332.A"/>
        <table:table-row>
          <table:table-cell table:style-name="表格332.A1" office:value-type="string">
            <text:p text:style-name="P33">void _set_destroy_auxiliary(set_t* pset_set);</text:p>
          </table:table-cell>
        </table:table-row>
      </table:table>
      <text:p text:style-name="P11">描述：</text:p>
      <text:p text:style-name="P11"><text:tab/>销毁set容器的辅助函数。</text:p>
      <text:p text:style-name="P11">参数：</text:p>
      <text:p text:style-name="P11"><text:tab/>pset_set<text:tab/><text:tab/>set容器。</text:p>
      <text:p text:style-name="P11">返回值：</text:p>
      <text:p text:style-name="P11"><text:tab/>无。</text:p>
      <text:p text:style-name="P11">注意：</text:p>
      <text:p text:style-name="P27"><text:tab/>如果pset_set == NULL或者set不是使用_create_set生成的则函数的行为是未定义的。</text:p>
      <text:p text:style-name="P22"/>
      <table:table table:name="表格333" table:style-name="表格333">
        <table:table-column table:style-name="表格333.A"/>
        <table:table-row>
          <table:table-cell table:style-name="表格333.A1" office:value-type="string">
            <text:p text:style-name="P33">set_iterator_t _set_find(const set_t* cpset_set, ...);</text:p>
          </table:table-cell>
        </table:table-row>
      </table:table>
      <text:p text:style-name="P11">描述：</text:p>
      <text:p text:style-name="P11"><text:tab/>在set容器中查找指定的数据。</text:p>
      <text:p text:style-name="P11">参数：</text:p>
      <text:p text:style-name="P11"><text:soft-page-break/><text:tab/>cpset_set<text:tab/><text:tab/><text:tab/>指向set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5" table:style-name="表格335">
        <table:table-column table:style-name="表格335.A"/>
        <table:table-row>
          <table:table-cell table:style-name="表格335.A1" office:value-type="string">
            <text:p text:style-name="P33">set_iterator_t _set_find_varg(const set_t* cpset_set, va_list val_elemlist);</text:p>
          </table:table-cell>
        </table:table-row>
      </table:table>
      <text:p text:style-name="P11">描述：</text:p>
      <text:p text:style-name="P11"><text:tab/>在set容器中查找指定的数据，数据来自于参数列表。</text:p>
      <text:p text:style-name="P11">参数：</text:p>
      <text:p text:style-name="P11"><text:tab/>cpset_set<text:tab/><text:tab/><text:tab/>指向set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4" table:style-name="表格334">
        <table:table-column table:style-name="表格334.A"/>
        <table:table-row>
          <table:table-cell table:style-name="表格334.A1" office:value-type="string">
            <text:p text:style-name="P33">size_t _set_count(const set_t* cpset_set, <text:span text:style-name="T37">...</text:span>);</text:p>
          </table:table-cell>
        </table:table-row>
      </table:table>
      <text:p text:style-name="P11">描述：</text:p>
      <text:p text:style-name="P11"><text:tab/><text:span text:style-name="T37">返回set容器中指定数据的数量</text:span>。</text:p>
      <text:p text:style-name="P11">参数：</text:p>
      <text:p text:style-name="P11"><text:tab/>cpset_set<text:tab/><text:tab/><text:tab/>指向set容器的指针。</text:p>
      <text:p text:style-name="P11"><text:tab/>…<text:tab/><text:tab/><text:tab/><text:tab/><text:span text:style-name="T37">要查找的指定数据。</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6" table:style-name="表格336">
        <table:table-column table:style-name="表格336.A"/>
        <table:table-row>
          <table:table-cell table:style-name="表格336.A1" office:value-type="string">
            <text:p text:style-name="P33">size_t _set_count_varg(const set_t* cpset_set, <text:span text:style-name="T37">va_list val_elemlist</text:span>);</text:p>
          </table:table-cell>
        </table:table-row>
      </table:table>
      <text:p text:style-name="P11">描述：</text:p>
      <text:p text:style-name="P11"><text:tab/><text:span text:style-name="T37">返回set容器中指定数据的数量，数据来自于参数列表。</text:span></text:p>
      <text:p text:style-name="P11">参数：</text:p>
      <text:p text:style-name="P11"><text:tab/>cpset_set<text:tab/><text:tab/><text:tab/>指向set容器的指针。</text:p>
      <text:p text:style-name="P11"><text:tab/><text:span text:style-name="T37">val_elemlist<text:tab/><text:tab/>用户指定的数据的参数列表。</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text:soft-page-break/>找的数据必须与保存在set容器中的数据类型相同，否则函数的行为是未定义的。</text:p>
      <text:p text:style-name="P22"/>
      <table:table table:name="表格337" table:style-name="表格337">
        <table:table-column table:style-name="表格337.A"/>
        <table:table-row>
          <table:table-cell table:style-name="表格337.A1" office:value-type="string">
            <text:p text:style-name="P33">set_iterator_t _set_lower_bound(const set_t* cpset_set, <text:span text:style-name="T37">...</text:span>);</text:p>
          </table:table-cell>
        </table:table-row>
      </table:table>
      <text:p text:style-name="P11">描述：</text:p>
      <text:p text:style-name="P11"><text:tab/>返回指向第一个大于等于指定数据的迭代器。</text:p>
      <text:p text:style-name="P11">参数：</text:p>
      <text:p text:style-name="P11"><text:tab/>cpset_set<text:tab/><text:tab/><text:tab/>指set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0" table:style-name="表格340">
        <table:table-column table:style-name="表格340.A"/>
        <table:table-row>
          <table:table-cell table:style-name="表格340.A1" office:value-type="string">
            <text:p text:style-name="P33">set_iterator_t _set_lower_bound_varg(const set_t* cpset_set,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
      <table:table table:name="表格338" table:style-name="表格338">
        <table:table-column table:style-name="表格338.A"/>
        <table:table-row>
          <table:table-cell table:style-name="表格338.A1" office:value-type="string">
            <text:p text:style-name="P33">set_iterator_t _set_upper_bound(const set_t* cpset_set, <text:span text:style-name="T37">...</text:span>);</text:p>
          </table:table-cell>
        </table:table-row>
      </table:table>
      <text:p text:style-name="P11">描述：</text:p>
      <text:p text:style-name="P11"><text:tab/>返回指向第一个大于指定数据的迭代器。</text:p>
      <text:p text:style-name="P11">参数：</text:p>
      <text:p text:style-name="P11"><text:tab/>cpset_set<text:tab/><text:tab/><text:tab/>指set向容器的指针。</text:p>
      <text:p text:style-name="P11"><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
      <table:table table:name="表格341" table:style-name="表格341">
        <table:table-column table:style-name="表格341.A"/>
        <table:table-row>
          <table:table-cell table:style-name="表格341.A1" office:value-type="string">
            <text:p text:style-name="P33">set_iterator_t _set_upper_bound_varg(const set_t* cpset_set,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soft-page-break/><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39" table:style-name="表格339">
        <table:table-column table:style-name="表格339.A"/>
        <table:table-row>
          <table:table-cell table:style-name="表格339.A1" office:value-type="string">
            <text:p text:style-name="P33">range_t _set_equal_range(const set_t* cpset_set, <text:span text:style-name="T37">...</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2" table:style-name="表格342">
        <table:table-column table:style-name="表格342.A"/>
        <table:table-row>
          <table:table-cell table:style-name="表格342.A1" office:value-type="string">
            <text:p text:style-name="P33">range_t _set_equal_range_varg(const set_t* cpset_set, <text:span text:style-name="T37">va_list val_elemlist</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3" table:style-name="表格343">
        <table:table-column table:style-name="表格343.A"/>
        <table:table-row>
          <table:table-cell table:style-name="表格343.A1" office:value-type="string">
            <text:p text:style-name="P33">void _set_erase(set_t* pset_set, ...);</text:p>
          </table:table-cell>
        </table:table-row>
      </table:table>
      <text:p text:style-name="P11">描述：</text:p>
      <text:p text:style-name="P11"><text:tab/><text:span text:style-name="T37">删除set中指定的数据。</text:span></text:p>
      <text:p text:style-name="P11">参数：</text:p>
      <text:p text:style-name="P11"><text:tab/>pset_set<text:tab/><text:tab/><text:tab/>指向set容器的指针。</text:p>
      <text:p text:style-name="P11"><text:tab/><text:span text:style-name="T37">…<text:tab/><text:tab/><text:tab/><text:tab/>要查找的指定数据。</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text:soft-page-break/>的数据必须与保存在set容器中的数据类型相同，否则函数的行为是未定义的。</text:p>
      <text:p text:style-name="P22"/>
      <table:table table:name="表格344" table:style-name="表格344">
        <table:table-column table:style-name="表格344.A"/>
        <table:table-row>
          <table:table-cell table:style-name="表格344.A1" office:value-type="string">
            <text:p text:style-name="P33">void _set_erase_varg(set_t* pset_set, <text:span text:style-name="T37">va_list val_elemlist</text:span>);</text:p>
          </table:table-cell>
        </table:table-row>
      </table:table>
      <text:p text:style-name="P11">描述：</text:p>
      <text:p text:style-name="P11"><text:tab/><text:span text:style-name="T37">删除set中指定的数据，数据来自于可变参数列表。</text:span></text:p>
      <text:p text:style-name="P11">参数：</text:p>
      <text:p text:style-name="P11"><text:tab/>pset_set<text:tab/><text:tab/><text:tab/>指向set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5" table:style-name="表格345">
        <table:table-column table:style-name="表格345.A"/>
        <table:table-row>
          <table:table-cell table:style-name="表格345.A1" office:value-type="string">
            <text:p text:style-name="P33"><text:span text:style-name="T25">set_iterator_t</text:span> _set_insert(set_t* pset_set, <text:span text:style-name="T37">...</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6" table:style-name="表格346">
        <table:table-column table:style-name="表格346.A"/>
        <table:table-row>
          <table:table-cell table:style-name="表格346.A1" office:value-type="string">
            <text:p text:style-name="P33"><text:span text:style-name="T25">set_iterator_t</text:span> _set_insert_varg(set_t* pset_se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7" table:style-name="表格347">
        <table:table-column table:style-name="表格347.A"/>
        <table:table-row>
          <table:table-cell table:style-name="表格347.A1" office:value-type="string">
            <text:p text:style-name="P33"><text:span text:style-name="T25">set_iterator_t</text:span> _set_insert_hint(set_t* pset_set, set_iterator_t it_hint, <text:span text:style-name="T37">...</text:span>);</text:p>
          </table:table-cell>
        </table:table-row>
      </table:table>
      <text:p text:style-name="P11">描述：</text:p>
      <text:p text:style-name="P11"><text:tab/><text:span text:style-name="T37">向set容器中插入唯一的数据。</text:span></text:p>
      <text:p text:style-name="P11">参数：</text:p>
      <text:p text:style-name="P11"><text:soft-page-break/><text:tab/>pset_set<text:tab/><text:tab/><text:tab/>指向set容器的指针。</text:p>
      <text:p text:style-name="P11"><text:tab/>it_hint<text:tab/><text:tab/><text:tab/>线索位置。</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8" table:style-name="表格348">
        <table:table-column table:style-name="表格348.A"/>
        <table:table-row>
          <table:table-cell table:style-name="表格348.A1" office:value-type="string">
            <text:p text:style-name="P33"><text:span text:style-name="T25">set_iterator_t</text:span> _set_insert_hint_varg(</text:p>
            <text:p text:style-name="P33"><text:s text:c="4"/>set_t* pset_set, set_iterator_t it_hin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it_hint<text:tab/><text:tab/><text:tab/>线索位置。</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9" table:style-name="表格349">
        <table:table-column table:style-name="表格349.A"/>
        <table:table-row>
          <table:table-cell table:style-name="表格349.A1" office:value-type="string">
            <text:p text:style-name="P33">void _set_init_elem_auxiliary(set_t* pset_set, void* pv_value);</text:p>
          </table:table-cell>
        </table:table-row>
      </table:table>
      <text:p text:style-name="P11">描述：</text:p>
      <text:p text:style-name="P11"><text:tab/>初始化数据的辅助函数。</text:p>
      <text:p text:style-name="P11">参数：</text:p>
      <text:p text:style-name="P11"><text:tab/>pset_set<text:tab/><text:tab/>set容器。</text:p>
      <text:p text:style-name="P11"><text:tab/>pv_value<text:tab/><text:tab/>初始化的数据。</text:p>
      <text:p text:style-name="P11">返回值：</text:p>
      <text:p text:style-name="P11"><text:tab/>无。</text:p>
      <text:p text:style-name="P11">注意：</text:p>
      <text:p text:style-name="P27"><text:tab/>如果pset_set == NULL或者pv_value == NULL ，那么函数的行为是未定义的。pset_set必须是初始化的或者是使用_create_set()创建的，否则函数的行为是未定义的。</text:p>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27"/>
      <text:p text:style-name="P22"/>
      <text:p text:style-name="P22"><text:tab/>Set提供了少量的辅助函数。</text:p>
      <table:table table:name="表格323" table:style-name="表格323">
        <table:table-column table:style-name="表格323.A"/>
        <table:table-column table:style-name="表格323.B"/>
        <table:table-row>
          <table:table-cell table:style-name="表格323.A1" office:value-type="string">
            <text:p text:style-name="Table_20_Contents">_set_get_varg_value_auxiliary</text:p>
          </table:table-cell>
          <table:table-cell table:style-name="表格323.B1" office:value-type="string">
            <text:p text:style-name="Table_20_Contents">根据set容器中数据的类型获得可变参数列表中的数据。</text:p>
          </table:table-cell>
        </table:table-row>
        <table:table-row>
          <table:table-cell table:style-name="表格323.A2" office:value-type="string">
            <text:p text:style-name="Table_20_Contents">_set_destroy_varg_value_auxiliary</text:p>
          </table:table-cell>
          <table:table-cell table:style-name="表格323.B2" office:value-type="string">
            <text:p text:style-name="Table_20_Contents">销毁从可变参数列表中获得的数据。</text:p>
          </table:table-cell>
        </table:table-row>
      </table:table>
      <text:p text:style-name="P22"/>
      <table:table table:name="表格328" table:style-name="表格328">
        <table:table-column table:style-name="表格328.A"/>
        <table:table-row>
          <table:table-cell table:style-name="表格328.A1" office:value-type="string">
            <text:p text:style-name="P33">void _set_get_varg_value_auxiliary(</text:p>
            <text:p text:style-name="P33"><text:s text:c="4"/>set_t* pset_set, va_list val_elemlist, void* pv_varg);</text:p>
          </table:table-cell>
        </table:table-row>
      </table:table>
      <text:p text:style-name="P11">描述：</text:p>
      <text:p text:style-name="P11"><text:tab/>从可变参数列表中获得与set中的数据类型相同的数据。</text:p>
      <text:p text:style-name="P11">参数：</text:p>
      <text:p text:style-name="P11"><text:tab/>pset_set<text:tab/><text:tab/><text:tab/>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2"/>
      <table:table table:name="表格327" table:style-name="表格327">
        <table:table-column table:style-name="表格327.A"/>
        <table:table-row>
          <table:table-cell table:style-name="表格327.A1" office:value-type="string">
            <text:p text:style-name="P33">void _set_destroy_varg_value_auxiliary(set_t* pset_set, void* pv_varg);</text:p>
          </table:table-cell>
        </table:table-row>
      </table:table>
      <text:p text:style-name="P11">描述：</text:p>
      <text:p text:style-name="P11"><text:tab/>销毁与set中的数据类型相同的数据。</text:p>
      <text:p text:style-name="P11">参数：</text:p>
      <text:p text:style-name="P11"><text:tab/>pset_set<text:tab/><text:tab/><text:tab/>set容器。</text:p>
      <text:p text:style-name="P11"><text:tab/>pv_varg<text:tab/><text:tab/><text:tab/>保存数据的缓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list xml:id="list40233236" text:continue-numbering="true" text:style-name="WW8Num13">
        <text:list-item>
          <text:h text:style-name="P54" text:outline-level="1">libcstl 2.1<text:span text:style-name="T20">更新</text:span></text:h>
          <text:list>
            <text:list-item>
              <text:h text:style-name="P64" text:outline-level="2"><text:span text:style-name="T6">libcstl 2.1</text:span><text:span text:style-name="T3">新特性</text:span></text:h>
            </text:list-item>
          </text:list>
        </text:list-item>
      </text:list>
      <text:list xml:id="list30497528" text:style-name="L3">
        <text:list-item>
          <text:p text:style-name="P47">容器迭代器的互操作性，一种容器可以使用另一种容器的迭代器，只要两种容器中保存的数据类型相同。</text:p>
        </text:list-item>
        <text:list-item>
          <text:p text:style-name="P47">增加使用数组初始化容器的接口。</text:p>
        </text:list-item>
        <text:list-item>
          <text:p text:style-name="P47">增加版本标识宏libcstl 2.1.0为CSTL_VERSION 20100 CSTL_MAJOR_VERSION 2 CSTL_MINOR_VERSION 1 CSTL_REVISION_VERSION 0</text:p>
        </text:list-item>
        <text:list-item>
          <text:p text:style-name="P47">增加iterator_set_elem设置成使用可变参数的函数。</text:p>
        </text:list-item>
        <text:list-item>
          <text:p text:style-name="P47">添加对于size_t类型的支持。</text:p>
        </text:list-item>
        <text:list-item>
          <text:p text:style-name="P47">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0251887" text:continue-list="list40233236" text:style-name="WW8Num13">
        <text:list-item>
          <text:list>
            <text:list-item>
              <text:h text:style-name="P64" text:outline-level="2"><text:soft-page-break/><text:span text:style-name="T6">libcstl 2.1</text:span><text:span text:style-name="T3">改善</text:span></text:h>
            </text:list-item>
          </text:list>
        </text:list-item>
      </text:list>
      <text:list xml:id="list30483599" text:style-name="L4">
        <text:list-item>
          <text:p text:style-name="P48">容器初始化后占用的内存过大。在2.1中间内存管理作为可选项使用。默认不使用内存管理。</text:p>
        </text:list-item>
        <text:list-item>
          <text:p text:style-name="P48">vector容器在添加少量数据的时候重新飞配的内存太小，导致后续的操作很快就用完了预留的内存。</text:p>
        </text:list-item>
        <text:list-item>
          <text:p text:style-name="P48">增加容错的处理，减少外部接口的未定义情况，加强一致性有必要时要增加未定义的情况。</text:p>
        </text:list-item>
        <text:list-item>
          <text:p text:style-name="P48">添加VS2003和VS2010的工程。</text:p>
        </text:list-item>
        <text:list-item>
          <text:p text:style-name="P48">有内存泄漏的情况，每次500~1k左右。</text:p>
        </text:list-item>
        <text:list-item>
          <text:p text:style-name="P48">改善目前已知的限制性，不能够对于libcstl内建类型进行重命名，对于使用范围的函数，当范围属于这个容本身的时候，函数的行为是未定义的。</text:p>
        </text:list-item>
        <text:list-item>
          <text:p text:style-name="P48">目前string_t类型与STL中的string_t类型行为不一致，主要是由于string_t类型的实现造成的，可能在2.1中更改这个实现。</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0236387" text:continue-list="list40251887" text:style-name="WW8Num13">
        <text:list-item>
          <text:list>
            <text:list-item>
              <text:h text:style-name="P64" text:outline-level="2"><text:span text:style-name="T6">libcstl 2.1</text:span><text:span text:style-name="T3">代码的优化</text:span></text:h>
            </text:list-item>
          </text:list>
        </text:list-item>
      </text:list>
      <text:list xml:id="list40230448" text:continue-list="list30483599" text:style-name="L4">
        <text:list-item>
          <text:p text:style-name="P48">使用现有的算法实现部分容器接口的实现，这样减少代码的重复。</text:p>
        </text:list-item>
        <text:list-item>
          <text:p text:style-name="P48">在同一容器中尽量使用同一算法来实现不同的接口。例如实现删除操作的有多个接口，可以提供一个删除操作的接口然后将它包装成多个接口。</text:p>
        </text:list-item>
        <text:list-item>
          <text:p text:style-name="P48">调整代码结构，将实现代码从一个文件中拆分出来，减小c文件的大小。</text:p>
        </text:list-item>
        <text:list-item>
          <text:p text:style-name="P4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8">在对于容器和数据区间之间进行操作的情况，尤其要考虑数据区间输入容器的时候的特殊处理。</text:p>
        </text:list-item>
        <text:list-item>
          <text:p text:style-name="P48">修改各个容器的create_xxxx_iterator()接口，将这个接口改为迭代器内部接口_create_xxxx_iterator()。</text:p>
        </text:list-item>
        <text:list-item>
          <text:p text:style-name="P48">修改代码实现，是代码符合编码规范以及命名规则。</text:p>
        </text:list-item>
        <text:list-item>
          <text:p text:style-name="P48">将有符号的int类型都改成有符号的long类型以适应64位环境。</text:p>
        </text:list-item>
        <text:list-item>
          <text:p text:style-name="P48">修改根目录下的Makefile.am，将LICENSE发布。或者改成COPYING.LESSER(符合GNU标准的名字)。</text:p>
        </text:list-item>
        <text:list-item>
          <text:p text:style-name="P48">使用gcov或者gprof对代码进行优化。使用valgrind和vld进行内存泄漏检查。使用pclint进行代码静态检查。</text:p>
        </text:list-item>
        <text:list-item>
          <text:p text:style-name="P48">将代码中函数名统一，辅助函数也要以相应的容器或者算法为前缀。函数参数也要符合编码规范。</text:p>
        </text:list-item>
        <text:list-item>
          <text:p text:style-name="P48">制定一个工程规范规范。</text:p>
        </text:list-item>
        <text:list-item>
          <text:p text:style-name="P48"><text:soft-page-break/>对于操作数据区间的接口函数，尤其要注意数据区间属于当前容器是的处理。如果list_insert_range(pt_list, t_pos, it_begin, it_end);当[it_begin, it_end)属于pt_list的时候的处理要注意。</text:p>
        </text:list-item>
        <text:list-item>
          <text:p text:style-name="P48">对于接口中未定义的行为，debug版本的库都要触发断言。</text:p>
        </text:list-item>
        <text:list-item>
          <text:p text:style-name="P4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8">为容器的初始化函数增加检查是否容器是使用create函数创建的，为其他的函数检查容器是否是已经初始化的，destroy函数可以销毁创建和初始化的容器。</text:p>
        </text:list-item>
        <text:list-item>
          <text:p text:style-name="P48">将代码中的t_index全部使用i代替。</text:p>
        </text:list-item>
        <text:list-item>
          <text:p text:style-name="P48">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8">容器内不实现尽量使用迭代器实现。</text:p>
        </text:list-item>
        <text:list-item>
          <text:p text:style-name="P48">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8">将_list_quick_sort修改成使用迭代器的版本。(有利于解决对于char*类型的代码重复实现的问题，这要等_type_less_cstr修改了以后在修改。)</text:p>
        </text:list-item>
        <text:list-item>
          <text:p text:style-name="P48">标准并没有规定有符号的除法以及取余的商和余数的符号是什么，所以要注意代码中有符号的除法和取余的计算的地方。(最好的方法是分开写。)</text:p>
        </text:list-item>
        <text:list-item>
          <text:p text:style-name="P48">使用容器的xxxx_init_n()函数实现xxxx_init_elem()函数，去掉两个函数之间的重复。DRY!!!!</text:p>
        </text:list-item>
        <text:list-item>
          <text:p text:style-name="P48">对于使用iterator_distance的地方统一方法，在使用前先判断返回值的符号，然后转换成size_t类型。</text:p>
        </text:list-item>
        <text:list-item>
          <text:p text:style-name="P48">将宏的名字定义的更规范如_GET_SLIST_TYPE_NAME改成_SLIST_GET_TYPE_NAME。</text:p>
        </text:list-item>
        <text:list-item>
          <text:p text:style-name="P48">_type_get_type中的bool_t类型要使用size_t来获得。</text:p>
        </text:list-item>
        <text:list-item>
          <text:p text:style-name="P48">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8">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8">basic_string_find系列函数没有对于c内建类型以外的类型进行测试，这里需要增加新的测试用例来测试其他类型。</text:p>
        </text:list-item>
        <text:list-item>
          <text:p text:style-name="P48">检查basic_string的操作函数中两个函数都是basic_string_t*类型时，当第一个参数等以第二个参数时的语义。</text:p>
        </text:list-item>
        <text:list-item>
          <text:p text:style-name="P48">检查basic_string的函数中_cstr和_subcstr以及_string和_substring这样关系的函数中前者是否使用了带有NPOS的后者实现。</text:p>
        </text:list-item>
        <text:list-item>
          <text:p text:style-name="P48">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8">将basic_string结构中的_t_vector替换成_vec_base。</text:p>
        </text:list-item>
        <text:list-item>
          <text:p text:style-name="P48">据说vector_t* pt_vec = create_vector(string_t);在销毁的时候会有内存泄漏，看看到底是什么情况，在其他类型<text:soft-page-break/>中也实验一下。</text:p>
        </text:list-item>
        <text:list-item>
          <text:p text:style-name="P48">对于basic_string_insert系列函数，当t_pos超出basic_string有效范围的时候的处理情况要和SGI STL的行为一致。目前当t_pos为无效位置的时候出现未定义行为。</text:p>
        </text:list-item>
        <text:list-item>
          <text:p text:style-name="P48">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8">对于代码中所有的局部变量都要进行初始化。</text:p>
        </text:list-item>
        <text:list-item>
          <text:p text:style-name="P48">考虑basic_string_t* pt_basic_string = create_basic_string(char*);时basic_string_c_str(pt_basic_string);和basic_string_data(pt_basic_string);的返回值是什么情况。</text:p>
        </text:list-item>
        <text:list-item>
          <text:p text:style-name="P48">basic_string_insert_subcstr与其他的_subcstr函数实现方式不一致，考虑是否要修改。</text:p>
        </text:list-item>
        <text:list-item>
          <text:p text:style-name="P48">将basic_string函数中带有多个t_pos, t_len的函数参数名称修改成t_pos0, t_len0, t_pos1, t_len1等等。</text:p>
        </text:list-item>
        <text:list-item>
          <text:p text:style-name="P48">缺少函数create_string_iterator();</text:p>
        </text:list-item>
        <text:list-item>
          <text:p text:style-name="P48">确定_xxxx_is_created()和_xxxx_is_inited()是否应该提供给上层使用，如vector和avl_tree这样的结构就应该提供给上层使用。</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0247994" text:continue-list="list40236387" text:style-name="WW8Num13">
        <text:list-item>
          <text:h text:style-name="P54"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ext:soft-page-break/>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ext:soft-page-break/>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7-03T20:11:48.14</dc:date>
    <meta:editing-cycles>2064</meta:editing-cycles>
    <meta:editing-duration>P26DT12H20M37S</meta:editing-duration>
    <meta:generator>OpenOffice.org/3.3$Win32 OpenOffice.org_project/330m20$Build-9567</meta:generator>
    <dc:creator>Bo Wang</dc:creator>
    <meta:document-statistic meta:table-count="901" meta:image-count="58" meta:object-count="0" meta:page-count="373" meta:paragraph-count="11816" meta:word-count="94907" meta:character-count="355470"/>
  </office:meta>
</office:document-meta>
</file>